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8132in" table:align="left"/>
    </style:style>
    <style:style style:name="Table1.A" style:family="table-column">
      <style:table-column-properties style:column-width="0.8188in"/>
    </style:style>
    <style:style style:name="Table1.B" style:family="table-column">
      <style:table-column-properties style:column-width="1.3125in"/>
    </style:style>
    <style:style style:name="Table1.C" style:family="table-column">
      <style:table-column-properties style:column-width="1.3049in"/>
    </style:style>
    <style:style style:name="Table1.D" style:family="table-column">
      <style:table-column-properties style:column-width="0.7403in"/>
    </style:style>
    <style:style style:name="Table1.E" style:family="table-column">
      <style:table-column-properties style:column-width="3.5215in"/>
    </style:style>
    <style:style style:name="Table1.F" style:family="table-column">
      <style:table-column-properties style:column-width="1.1153in"/>
    </style:style>
    <style:style style:name="Table1.A1" style:family="table-cell">
      <style:table-cell-properties style:vertical-align="middle" fo:padding="0.0194in" fo:border="0.05pt solid #000000"/>
    </style:style>
    <style:style style:name="Table2" style:family="table">
      <style:table-properties style:width="6.6931in" table:align="left"/>
    </style:style>
    <style:style style:name="Table2.A" style:family="table-column">
      <style:table-column-properties style:column-width="1.3924in"/>
    </style:style>
    <style:style style:name="Table2.B" style:family="table-column">
      <style:table-column-properties style:column-width="1.3028in"/>
    </style:style>
    <style:style style:name="Table2.C" style:family="table-column">
      <style:table-column-properties style:column-width="1.6743in"/>
    </style:style>
    <style:style style:name="Table2.D" style:family="table-column">
      <style:table-column-properties style:column-width="1.7722in"/>
    </style:style>
    <style:style style:name="Table2.E" style:family="table-column">
      <style:table-column-properties style:column-width="0.5514in"/>
    </style:style>
    <style:style style:name="Table2.A1" style:family="table-cell">
      <style:table-cell-properties style:vertical-align="middle" fo:padding="0.0194in" fo:border="0.05pt solid #000000"/>
    </style:style>
    <style:style style:name="Table3" style:family="table">
      <style:table-properties style:width="6.6931in" table:align="left"/>
    </style:style>
    <style:style style:name="Table3.A" style:family="table-column">
      <style:table-column-properties style:column-width="1.2847in"/>
    </style:style>
    <style:style style:name="Table3.B" style:family="table-column">
      <style:table-column-properties style:column-width="1.4431in"/>
    </style:style>
    <style:style style:name="Table3.C" style:family="table-column">
      <style:table-column-properties style:column-width="2.2632in"/>
    </style:style>
    <style:style style:name="Table3.D" style:family="table-column">
      <style:table-column-properties style:column-width="1.7021in"/>
    </style:style>
    <style:style style:name="Table3.A1" style:family="table-cell">
      <style:table-cell-properties style:vertical-align="middle" fo:padding="0.0194in" fo:border="0.05pt solid #000000"/>
    </style:style>
    <style:style style:name="P1" style:family="paragraph" style:parent-style-name="Heading_20_1">
      <style:paragraph-properties fo:margin-left="0in" fo:margin-right="0in" fo:margin-top="0in" fo:margin-bottom="0.0972in" style:contextual-spacing="false" fo:line-height="114%" fo:text-indent="0in" style:auto-text-indent="false"/>
      <style:text-properties style:font-name="Google Sans"/>
    </style:style>
    <style:style style:name="P2" style:family="paragraph" style:parent-style-name="Heading_20_2">
      <style:paragraph-properties fo:margin-left="0in" fo:margin-right="0in" fo:margin-top="0in" fo:margin-bottom="0.0972in" style:contextual-spacing="false" fo:line-height="114%" fo:text-indent="0in" style:auto-text-indent="false"/>
      <style:text-properties style:font-name="Google Sans"/>
    </style:style>
    <style:style style:name="P3" style:family="paragraph" style:parent-style-name="Heading_20_2">
      <style:paragraph-properties fo:margin-left="0in" fo:margin-right="0in" fo:margin-top="0in" fo:margin-bottom="0.0835in" style:contextual-spacing="false" fo:line-height="114%" fo:text-indent="0in" style:auto-text-indent="false"/>
    </style:style>
    <style:style style:name="P4"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5" style:family="paragraph" style:parent-style-name="Heading_20_3">
      <style:paragraph-properties fo:margin-left="0in" fo:margin-right="0in" fo:margin-top="0in" fo:margin-bottom="0.0835in" style:contextual-spacing="false" fo:line-height="114%" fo:text-indent="0in" style:auto-text-indent="false"/>
    </style:style>
    <style:style style:name="P6" style:family="paragraph" style:parent-style-name="Preformatted_20_Text" style:list-style-name="L10">
      <style:paragraph-properties fo:margin-left="0in" fo:margin-right="0in" fo:margin-top="0in" fo:margin-bottom="0in" style:contextual-spacing="false" fo:line-height="114%" fo:text-indent="0in" style:auto-text-indent="false" fo:padding="0in" fo:border="none"/>
    </style:style>
    <style:style style:name="P7" style:family="paragraph" style:parent-style-name="Preformatted_20_Text" style:list-style-name="L10">
      <style:paragraph-properties fo:margin-top="0in" fo:margin-bottom="0in" style:contextual-spacing="false" fo:line-height="114%" fo:padding="0in" fo:border="none"/>
    </style:style>
    <style:style style:name="P8" style:family="paragraph" style:parent-style-name="Preformatted_20_Text" style:list-style-name="L11">
      <style:paragraph-properties fo:margin-left="0in" fo:margin-right="0in" fo:margin-top="0in" fo:margin-bottom="0in" style:contextual-spacing="false" fo:line-height="114%" fo:text-indent="0in" style:auto-text-indent="false" fo:padding="0in" fo:border="none"/>
    </style:style>
    <style:style style:name="P9" style:family="paragraph" style:parent-style-name="Preformatted_20_Text" style:list-style-name="L11">
      <style:paragraph-properties fo:margin-top="0in" fo:margin-bottom="0in" style:contextual-spacing="false" fo:line-height="114%" fo:padding="0in" fo:border="none"/>
    </style:style>
    <style:style style:name="P10"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11" style:family="paragraph" style:parent-style-name="Table_20_Contents">
      <style:paragraph-properties fo:margin-top="0in" fo:margin-bottom="0.0972in" style:contextual-spacing="false" fo:line-height="114%"/>
      <style:text-properties style:font-name="Google Sans Text"/>
    </style:style>
    <style:style style:name="P12"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13"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size="12pt" fo:background-color="transparent"/>
    </style:style>
    <style:style style:name="P14" style:family="paragraph" style:parent-style-name="Table_20_Contents">
      <style:paragraph-properties fo:margin-left="0in" fo:margin-right="0in" fo:margin-top="0in" fo:margin-bottom="0.0972in" style:contextual-spacing="false" fo:line-height="114%"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17"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8"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9"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0"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1"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2"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3"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4"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5" style:family="paragraph" style:parent-style-name="Text_20_body" style:list-style-name="L9">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6"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7"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8" style:family="paragraph" style:parent-style-name="Text_20_body" style:list-style-name="L1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9" style:family="paragraph" style:parent-style-name="Text_20_body" style:list-style-name="L1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0" style:family="paragraph" style:parent-style-name="Text_20_body" style:list-style-name="L1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1"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32" style:family="paragraph" style:parent-style-name="Text_20_body" style:list-style-name="L8">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33"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34" style:family="paragraph" style:parent-style-name="Text_20_body" style:list-style-name="L13">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35"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style>
    <style:style style:name="P36" style:family="paragraph" style:parent-style-name="Text_20_body">
      <style:paragraph-properties fo:margin-left="0in" fo:margin-right="0in" fo:margin-top="0in" fo:margin-bottom="0.0972in" style:contextual-spacing="false" fo:line-height="114%" fo:text-indent="0in" style:auto-text-indent="false"/>
    </style:style>
    <style:style style:name="P37"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style>
    <style:style style:name="P38"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style>
    <style:style style:name="P39" style:family="paragraph" style:parent-style-name="Text_20_body" style:list-style-name="L12">
      <style:paragraph-properties fo:margin-left="0in" fo:margin-right="0in" fo:margin-top="0in" fo:margin-bottom="0.0972in" style:contextual-spacing="false" fo:line-height="114%" fo:text-indent="0in" style:auto-text-indent="false" fo:padding="0in" fo:border="none"/>
    </style:style>
    <style:style style:name="T1" style:family="text">
      <style:text-properties fo:font-weight="bold"/>
    </style:style>
    <style:style style:name="T2" style:family="text">
      <style:text-properties fo:font-size="12pt" fo:background-color="transparent" loext:char-shading-value="0"/>
    </style:style>
    <style:style style:name="T3" style:family="text">
      <style:text-properties style:font-name="Google Sans Text"/>
    </style:style>
    <style:style style:name="T4" style:family="text">
      <style:text-properties style:font-name="Google Sans Text" fo:font-weight="bold"/>
    </style:style>
    <style:style style:name="T5" style:family="text">
      <style:text-properties style:font-name="Google Sans Text" fo:font-size="12pt" fo:background-color="transparent" loext:char-shading-value="0"/>
    </style:style>
    <style:style style:name="T6" style:family="text">
      <style:text-properties style:font-name="Google Sans Text" style:font-name-asian="Google Sans Text" style:font-name-complex="Google Sans Text"/>
    </style:style>
    <style:style style:name="T7" style:family="text">
      <style:text-properties style:font-name="Google Sans Text" fo:font-style="italic"/>
    </style:style>
    <style:style style:name="T8" style:family="text">
      <style:text-properties fo:font-style="italic"/>
    </style:style>
    <style:style style:name="T9" style:family="text">
      <style:text-properties style:font-name="Google Sans"/>
    </style:style>
    <style:style style:name="T10" style:family="text">
      <style:text-properties style:font-name="Google Sans Text" fo:font-size="12pt" fo:background-color="transparent" loext:char-shading-value="0" style:font-name-asian="Google Sans Text" style:font-name-complex="Google Sans Tex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81" text:anchor-type="page" text:anchor-page-number="1" svg:x="0in" svg:y="0in" svg:width="0.0161in" draw:z-index="80">
        <draw:text-box fo:min-height="0.0161in">
          <text:p text:style-name="P15"/>
        </draw:text-box>
      </draw:frame>
      <draw:frame draw:style-name="fr3" draw:name="Frame69" text:anchor-type="page" text:anchor-page-number="1" svg:x="0in" svg:y="0in" svg:width="0.0161in" draw:z-index="68">
        <draw:text-box fo:min-height="0.0161in">
          <text:p text:style-name="P15"/>
        </draw:text-box>
      </draw:frame>
      <draw:frame draw:style-name="fr3" draw:name="Frame57" text:anchor-type="page" text:anchor-page-number="1" svg:x="0in" svg:y="0in" svg:width="0.0161in" draw:z-index="56">
        <draw:text-box fo:min-height="0.0161in">
          <text:p text:style-name="P15"/>
        </draw:text-box>
      </draw:frame>
      <draw:frame draw:style-name="fr3" draw:name="Frame45" text:anchor-type="page" text:anchor-page-number="1" svg:x="0in" svg:y="0in" svg:width="0.0161in" draw:z-index="44">
        <draw:text-box fo:min-height="0.0161in">
          <text:p text:style-name="P15"/>
        </draw:text-box>
      </draw:frame>
      <draw:frame draw:style-name="fr3" draw:name="Frame33" text:anchor-type="page" text:anchor-page-number="1" svg:x="0in" svg:y="0in" svg:width="0.0161in" draw:z-index="32">
        <draw:text-box fo:min-height="0.0161in">
          <text:p text:style-name="P15"/>
        </draw:text-box>
      </draw:frame>
      <draw:frame draw:style-name="fr3" draw:name="Frame21" text:anchor-type="page" text:anchor-page-number="1" svg:x="0in" svg:y="0in" svg:width="0.0161in" draw:z-index="20">
        <draw:text-box fo:min-height="0.0161in">
          <text:p text:style-name="P15"/>
        </draw:text-box>
      </draw:frame>
      <draw:frame draw:style-name="fr3" draw:name="Frame9" text:anchor-type="page" text:anchor-page-number="1" svg:x="0in" svg:y="0in" svg:width="0.0161in" draw:z-index="8">
        <draw:text-box fo:min-height="0.0161in">
          <text:p text:style-name="P15"/>
        </draw:text-box>
      </draw:frame>
      <text:h text:style-name="P1" text:outline-level="1">O Panorama dos Dados Abertos do FIES (2019-2021): Um Guia Abrangente de Conjuntos de Dados, Análises e Oportunidades</text:h>
      <text:h text:style-name="P2" text:outline-level="2">Parte I: O Ecossistema de Dados do FIES: Localizando, Compreendendo e Contextualizando a Matéria-Prima</text:h>
      <text:p text:style-name="P16">Esta seção fundamental mapeia meticulosamente o panorama dos dados disponíveis. Servirá como a referência primária para qualquer analista que busque adquirir e compreender os conjuntos de dados do Fundo de Financiamento Estudantil (FIES) de 2019 a 2021, abordando pontos comuns de confusão e destacando desafios críticos, como a fragmentação dos dados e a escassez de metadados abrangentes.</text:p>
      <text:h text:style-name="P4" text:outline-level="3">1.1. Clarificação de Termos: Distinguindo o FIES Brasileiro</text:h>
      <text:p text:style-name="P16">Uma etapa inicial e crucial para qualquer pesquisa rigorosa é a correta identificação do objeto de estudo. No contexto de bases de dados globais, a sigla "FIES" pode levar a fontes de informação completamente distintas, gerando um risco significativo de contaminação da análise. É imperativo, portanto, diferenciar explicitamente o programa brasileiro de outras iniciativas homônimas.</text:p>
      <text:p text:style-name="P16">O foco deste relatório é exclusivamente o <text:span text:style-name="T1">Fundo de Financiamento Estudantil</text:span> do Brasil, um programa do Ministério da Educação (MEC) destinado a financiar cursos superiores não gratuitos.<text:span text:style-name="T2">1</text:span> Este programa não deve ser confundido com:</text:p>
      <text:list text:style-name="L1">
        <text:list-item>
          <text:p text:style-name="P17"><text:span text:style-name="T1">Food Insecurity Experience Scale (FIES):</text:span> Uma metodologia desenvolvida pela Organização das Nações Unidas para a Alimentação e a Agricultura (FAO) para medir a insegurança alimentar. Pesquisas que utilizam esta escala, frequentemente encontradas em repositórios internacionais, não possuem qualquer relação com o financiamento educacional no Brasil.<text:span text:style-name="T2">2</text:span></text:p>
        </text:list-item>
        <text:list-item>
          <text:p text:style-name="P17"><text:span text:style-name="T1">Family Income and Expenditure Survey (FIES):</text:span> Uma pesquisa realizada periodicamente pela Autoridade de Estatísticas das Filipinas (PSA) para coletar dados sobre a renda e as despesas familiares no país. Conjuntos de dados e análises provenientes desta pesquisa, disponíveis em plataformas como o <text:soft-page-break/>Kaggle, abordam a realidade socioeconômica filipina e são irrelevantes para o estudo do programa brasileiro.<text:span text:style-name="T2">5</text:span></text:p>
        </text:list-item>
      </text:list>
      <text:p text:style-name="P16">A negligência desta distinção inicial pode invalidar toda a pesquisa subsequente. Portanto, toda a aquisição e análise de dados deve ser precedida pela confirmação de que a fonte se refere inequivocamente ao programa de financiamento estudantil gerenciado pelo governo brasileiro.</text:p>
      <text:h text:style-name="P4" text:outline-level="3">1.2. Fontes Primárias de Dados: Navegando pelos Portais Oficiais</text:h>
      <text:p text:style-name="P16">A obtenção dos microdados do FIES requer a navegação por um ecossistema de dados governamentais que é, por vezes, fragmentado e não centralizado. Um analista não pode depender de um único portal; é necessário triangular informações de múltiplas fontes oficiais para montar um panorama completo. A estrutura de governança do programa, envolvendo múltiplos atores, reflete-se na distribuição de suas informações.<text:span text:style-name="T2">12</text:span></text:p>
      <text:list text:style-name="L2">
        <text:list-item>
          <text:p text:style-name="P35"><text:span text:style-name="T4">O Portal Brasileiro de Dados Abertos (</text:span><text:span text:style-name="Source_20_Text"><text:span text:style-name="T4">dados.gov.br</text:span></text:span><text:span text:style-name="T4">):</text:span><text:span text:style-name="T3"> Este é o repositório central oficial para dados abertos do governo federal. Para o FIES, o portal hospeda um conjunto de dados principal, focado principalmente nos processos seletivos do ano de 2019.</text:span><text:span text:style-name="T5">1</text:span><text:span text:style-name="T3"> As informações disponíveis neste portal incluem dados sobre as vagas propostas pelas mantenedoras de instituições de ensino superior e informações agregadas sobre os candidatos inscritos.</text:span><text:span text:style-name="T5">1</text:span><text:span text:style-name="T3"> No entanto, uma análise aprofundada revela uma limitação significativa: a aparente ausência de links diretos e facilmente acessíveis para os microdados detalhados de financiamentos concedidos, especialmente para os anos de 2020 e 2021.</text:span><text:span text:style-name="T5">1</text:span><text:span text:style-name="T3"> O portal serve como um ponto de partida, mas não como a única fonte.</text:span></text:p>
        </text:list-item>
        <text:list-item>
          <text:p text:style-name="P18"><text:span text:style-name="T1">O Portal e os Servidores FTP do FNDE:</text:span> Uma descoberta crucial, frequentemente revelada em citações de artigos acadêmicos e documentos técnicos, é que o Fundo Nacional de Desenvolvimento da Educação (FNDE), a autarquia executora do programa <text:span text:style-name="T2">13</text:span>, disponibiliza microdados históricos através de sua própria infraestrutura, notadamente servidores de Protocolo de Transferência de Arquivos (FTP).<text:span text:style-name="T2">14</text:span> Artigos de pesquisa citam links diretos para arquivos CSV, como </text:p>
          <text:p text:style-name="P35"><text:span text:style-name="Source_20_Text"><text:span text:style-name="T3">FINANCIAMENTO_CONCEDIDOS_SEMESTRE_1_2019.csv</text:span></text:span><text:span text:style-name="T3">, que contêm os registros detalhados de cada financiamento.</text:span><text:span text:style-name="T5">14</text:span><text:span text:style-name="T3"> Esta é uma informação de valor inestimável, pois esses arquivos podem não estar diretamente linkados a partir da página principal do FIES no </text:span></text:p>
          <text:p text:style-name="P35"><text:soft-page-break/><text:span text:style-name="Source_20_Text"><text:span text:style-name="T3">dados.gov.br</text:span></text:span><text:span text:style-name="T3">, representando um repositório de dados menos visível, porém mais granular. A existência dessas fontes alternativas demonstra que a busca por dados deve ir além dos catálogos principais e incluir uma varredura da literatura acadêmica em busca de "pistas" sobre a localização dos arquivos.</text:span></text:p>
        </text:list-item>
        <text:list-item>
          <text:p text:style-name="P18"><text:span text:style-name="T1">O Papel do MEC e da Caixa Econômica Federal:</text:span> Para uma correta interpretação dos dados, é essencial compreender a estrutura institucional. O Ministério da Educação (MEC) atua como o órgão formulador da política educacional.<text:span text:style-name="T2">1</text:span> O FNDE é a agência responsável pela execução e gestão do fundo.<text:span text:style-name="T2">13</text:span> Com a reestruturação do programa, conhecida como "Novo FIES", a Caixa Econômica Federal (CEF) assumiu o papel de principal agente financeiro e operador dos contratos a partir de 2018.<text:span text:style-name="T2">12</text:span> Esta divisão de responsabilidades significa que diferentes conjuntos de dados podem ser originados ou gerenciados por diferentes entidades, influenciando sua estrutura e disponibilidade.</text:p>
        </text:list-item>
      </text:list>
      <text:h text:style-name="P4" text:outline-level="3">1.3. Inventário e Estrutura dos Dados (2019-2021)</text:h>
      <text:p text:style-name="P16">A seguir, um catálogo sistemático dos conjuntos de dados identificados para o período em análise, detalhando seu conteúdo e formato.</text:p>
      <text:list text:style-name="L3">
        <text:list-item>
          <text:p text:style-name="P19"><text:span text:style-name="T1">Conjuntos de Dados de 2019:</text:span> Este é o ano com a documentação mais robusta e acessível. Os dados disponíveis podem ser categorizados em:</text:p>
          <text:list>
            <text:list-item>
              <text:p text:style-name="P19"><text:span text:style-name="T1">Microdados de Financiamentos Concedidos:</text:span> Arquivos detalhados, geralmente em formato CSV, contendo informações sobre os financiamentos efetivamente contratados. Existem arquivos distintos para o primeiro e o segundo semestre do ano.<text:span text:style-name="T2">14</text:span> Estes são os dados mais ricos para análises de perfil de beneficiários, distribuição de recursos por curso e instituição, e valores financiados.</text:p>
            </text:list-item>
            <text:list-item>
              <text:p text:style-name="P19"><text:span text:style-name="T1">Dados Agregados do Processo Seletivo:</text:span> Informações sobre as vagas oferecidas pelas instituições e o número de candidatos inscritos.<text:span text:style-name="T2">1</text:span> Estes dados são úteis para análises de oferta e demanda no programa. Os formatos comuns são CSV, csv+zip e zip+csv.<text:span text:style-name="T2">1</text:span></text:p>
            </text:list-item>
          </text:list>
        </text:list-item>
        <text:list-item>
          <text:p text:style-name="P19"><text:span text:style-name="T1">Conjuntos de Dados de 2020-2021:</text:span> A localização de microdados abrangentes e publicamente acessíveis para estes anos representa um desafio significativo. Embora relatórios de gestão confirmem a plena operação do programa e forneçam estatísticas agregadas <text:span text:style-name="T2">19</text:span>, links diretos para arquivos de microdados, análogos aos de 2019, são notavelmente escassos nas fontes pesquisadas. Esta lacuna de dados é um dos principais achados deste relatório e uma barreira considerável para a análise longitudinal do período. Analistas que <text:soft-page-break/>necessitem desses dados podem ter que recorrer a estatísticas de relatórios oficiais ou a pedidos formais via Lei de Acesso à Informação (LAI).</text:p>
        </text:list-item>
        <text:list-item>
          <text:p text:style-name="P19"><text:span text:style-name="T1">Conjuntos de Dados de Apoio:</text:span> Para uma análise holística, é fundamental cruzar os dados do FIES com outras bases de dados governamentais. Uma fonte particularmente relevante é o cadastro de Instituições de Educação Superior (IES) do sistema e-MEC.<text:span text:style-name="T2">21</text:span> Este conjunto de dados, também disponível em formato CSV, contém informações detalhadas sobre cada IES, como categoria administrativa (pública, privada, etc.), e pode ser vinculado aos dados do FIES através do código da IES para enriquecer a análise com contexto institucional.</text:p>
        </text:list-item>
      </text:list>
      <text:h text:style-name="P4" text:outline-level="3">1.4. O Desafio Crítico: Dicionários de Dados e Metadados</text:h>
      <text:p text:style-name="P16">O maior obstáculo prático para um analista que se aproxima dos microdados do FIES é a ausência de dicionários de dados formais, abrangentes e de fácil acesso. Enquanto outros conjuntos de dados governamentais, como os da Comissão de Valores Mobiliários (CVM) ou do e-SUS, frequentemente incluem arquivos de metadados detalhados que descrevem cada coluna, seu tipo de dado e seu significado <text:span text:style-name="T2">22</text:span>, os conjuntos de dados do FIES carecem dessa documentação crucial.</text:p>
      <text:p text:style-name="P16">Essa lacuna força os analistas a um processo de "engenharia reversa" para decifrar o significado das variáveis. As principais fontes para essa tarefa são:</text:p>
      <text:list text:style-name="L4">
        <text:list-item>
          <text:p text:style-name="P20"><text:span text:style-name="T1">Planos de Dados Abertos (PDA) do FNDE:</text:span> Documentos como o PDA 2018/2019 descrevem os conjuntos de dados que o FNDE se compromete a abrir, listando as variáveis pretendidas, como identificação da mantenedora, IES, curso, beneficiários, número de semestres, valor financiado e valor repassado.<text:span text:style-name="T2">25</text:span> Embora não seja um dicionário de dados formal atrelado a um arquivo específico, o PDA oferece as melhores pistas sobre a estrutura esperada dos dados.</text:p>
        </text:list-item>
        <text:list-item>
          <text:p text:style-name="P20"><text:span text:style-name="T1">Relatórios de Gestão:</text:span> Documentos narrativos que podem, contextualizar os dados e explicar certos campos.</text:p>
        </text:list-item>
        <text:list-item>
          <text:p text:style-name="P20"><text:span text:style-name="T1">Artigos Acadêmicos:</text:span> Trabalhos de pesquisa que utilizaram os dados anteriormente podem descrever as variáveis em suas seções de metodologia.</text:p>
        </text:list-item>
      </text:list>
      <text:p text:style-name="P16">Este processo não apenas aumenta significativamente a carga de trabalho inicial e o tempo necessário para a preparação dos dados, mas também introduz um risco substancial de má interpretação das variáveis, o que pode comprometer a validade de toda a análise. A falta de metadados claros é, portanto, a barreira de entrada mais significativa para novos pesquisadores no ecossistema de dados do FIES.</text:p>
      <text:p text:style-name="P16"><text:soft-page-break/>A tabela a seguir consolida os achados desta seção, fornecendo um inventário prático e um ponto de partida para o analista.</text:p>
      <text:p text:style-name="P31">Tabela 1: Inventário de Conjuntos de Dados Abertos do FIES (2019-202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0">Ano/Semestre</text:p>
            </table:table-cell>
            <table:table-cell table:style-name="Table1.A1" office:value-type="string">
              <text:p text:style-name="P10">Título/Descrição do Conjunto de Dados</text:p>
            </table:table-cell>
            <table:table-cell table:style-name="Table1.A1" office:value-type="string">
              <text:p text:style-name="P10">Variáveis-Chave (Inferidas)</text:p>
            </table:table-cell>
            <table:table-cell table:style-name="Table1.A1" office:value-type="string">
              <text:p text:style-name="P10">Formato do Arquivo</text:p>
            </table:table-cell>
            <table:table-cell table:style-name="Table1.A1" office:value-type="string">
              <text:p text:style-name="P10">Link/Fonte Direta</text:p>
            </table:table-cell>
            <table:table-cell table:style-name="Table1.A1" office:value-type="string">
              <text:p text:style-name="P10">Status do Dicionário de Dados e Notas</text:p>
            </table:table-cell>
          </table:table-row>
        </table:table-header-rows>
        <table:table-row>
          <table:table-cell table:style-name="Table1.A1" office:value-type="string">
            <text:p text:style-name="P10">2019/1</text:p>
          </table:table-cell>
          <table:table-cell table:style-name="Table1.A1" office:value-type="string">
            <text:p text:style-name="P10">Financiamentos Concedidos</text:p>
          </table:table-cell>
          <table:table-cell table:style-name="Table1.A1" office:value-type="string">
            <text:p text:style-name="P10">CPF do Beneficiário (anonimizado), Código da IES, Nome do Curso, UF do Beneficiário, Raça/Cor, Sexo, Valor do Financiamento</text:p>
          </table:table-cell>
          <table:table-cell table:style-name="Table1.A1" office:value-type="string">
            <text:p text:style-name="P10">CSV</text:p>
          </table:table-cell>
          <table:table-cell table:style-name="Table1.A1" office:value-type="string">
            <text:p text:style-name="P14"><text:span text:style-name="Source_20_Text"><text:span text:style-name="T3">ftp://ftp2.fnde.gov.br/dadosabertos/FIES/FINANCIAMENTO_CONCEDIDOS_SEMESTRE_1_2019.csv</text:span></text:span><text:span text:style-name="T3"> </text:span><text:span text:style-name="T5">15</text:span></text:p>
          </table:table-cell>
          <table:table-cell table:style-name="Table1.A1" office:value-type="string">
            <text:p text:style-name="P10"><text:span text:style-name="T1">Inexistente.</text:span> Significados inferidos do Plano de Dados Abertos do FNDE.<text:span text:style-name="T2">25</text:span> Requer validação extensiva.</text:p>
          </table:table-cell>
        </table:table-row>
        <table:table-row>
          <table:table-cell table:style-name="Table1.A1" office:value-type="string">
            <text:p text:style-name="P10">2019/2</text:p>
          </table:table-cell>
          <table:table-cell table:style-name="Table1.A1" office:value-type="string">
            <text:p text:style-name="P10">Financiamentos Concedidos</text:p>
          </table:table-cell>
          <table:table-cell table:style-name="Table1.A1" office:value-type="string">
            <text:p text:style-name="P10">CPF do Beneficiário (anonimizado), Código da IES, Nome do Curso, UF do Beneficiário, Raça/Cor, Sexo, Valor do Financiamento</text:p>
          </table:table-cell>
          <table:table-cell table:style-name="Table1.A1" office:value-type="string">
            <text:p text:style-name="P10">CSV</text:p>
          </table:table-cell>
          <table:table-cell table:style-name="Table1.A1" office:value-type="string">
            <text:p text:style-name="P14"><text:span text:style-name="Source_20_Text"><text:span text:style-name="T3">ftp://ftp2.fnde.gov.br/dadosabertos/FIES/FINANCIAMENTO_CONCEDIDOS_SEMESTRE_2_2019.csv</text:span></text:span><text:span text:style-name="T3"> </text:span><text:span text:style-name="T5">15</text:span></text:p>
          </table:table-cell>
          <table:table-cell table:style-name="Table1.A1" office:value-type="string">
            <text:p text:style-name="P10"><text:span text:style-name="T1">Inexistente.</text:span> Significados inferidos do Plano de Dados Abertos do FNDE.<text:span text:style-name="T2">25</text:span> Requer validação extensiva.</text:p>
          </table:table-cell>
        </table:table-row>
        <table:table-row>
          <table:table-cell table:style-name="Table1.A1" office:value-type="string">
            <text:p text:style-name="P10">2019</text:p>
          </table:table-cell>
          <table:table-cell table:style-name="Table1.A1" office:value-type="string">
            <text:p text:style-name="P10">Processo Seletivo (Vagas e Inscritos)</text:p>
          </table:table-cell>
          <table:table-cell table:style-name="Table1.A1" office:value-type="string">
            <text:p text:style-name="P10">Vagas por mantenedora, IES, curso; Informações dos candidatos inscritos.</text:p>
          </table:table-cell>
          <table:table-cell table:style-name="Table1.A1" office:value-type="string">
            <text:p text:style-name="P10">CSV, csv+zip</text:p>
          </table:table-cell>
          <table:table-cell table:style-name="Table1.A1" office:value-type="string">
            <text:p text:style-name="P14"><text:span text:style-name="Source_20_Text"><text:span text:style-name="T3">https://dados.gov.br/dados/conjuntos-dados/mec-fundo-de-financiamento-estudantil-fies</text:span></text:span><text:span text:style-name="T3"> </text:span><text:span text:style-name="T5">1</text:span></text:p>
          </table:table-cell>
          <table:table-cell table:style-name="Table1.A1" office:value-type="string">
            <text:p text:style-name="P10"><text:span text:style-name="T1">Inexistente.</text:span> A descrição no portal é de alto nível; a estrutura exata do arquivo deve ser explorada diretamente.</text:p>
          </table:table-cell>
        </table:table-row>
        <text:soft-page-break/>
        <table:table-row>
          <table:table-cell table:style-name="Table1.A1" office:value-type="string">
            <text:p text:style-name="P10">2020-2021</text:p>
          </table:table-cell>
          <table:table-cell table:style-name="Table1.A1" office:value-type="string">
            <text:p text:style-name="P10">Financiamentos Concedidos (Microdados)</text:p>
          </table:table-cell>
          <table:table-cell table:style-name="Table1.A1" office:value-type="string">
            <text:p text:style-name="P10">N/A</text:p>
          </table:table-cell>
          <table:table-cell table:style-name="Table1.A1" office:value-type="string">
            <text:p text:style-name="P10">N/A</text:p>
          </table:table-cell>
          <table:table-cell table:style-name="Table1.A1" office:value-type="string">
            <text:p text:style-name="P10"><text:span text:style-name="T1">Não localizado.</text:span> Links diretos para microdados não foram encontrados nas fontes pesquisadas.</text:p>
          </table:table-cell>
          <table:table-cell table:style-name="Table1.A1" office:value-type="string">
            <text:p text:style-name="P10"><text:span text:style-name="T1">N/A.</text:span> A análise para estes anos deve se basear em dados agregados de relatórios de gestão.<text:span text:style-name="T2">19</text:span></text:p>
          </table:table-cell>
        </table:table-row>
      </table:table>
      <text:h text:style-name="P2" text:outline-level="2">Parte II: Análise em Nível Macro: A Narrativa Oficial dos Relatórios Governamentais (2019-2021)</text:h>
      <text:p text:style-name="P16">Esta parte sintetiza a narrativa oficial apresentada nos Relatórios de Gestão do FNDE e outras publicações governamentais. Ela fornece uma visão de cima para baixo do desempenho do programa FIES, das mudanças de política e do impacto significativo de eventos externos durante o período especificado. Este contexto é essencial para a interpretação dos microdados e para evitar conclusões analíticas equivocadas. O período de 2019 a 2021 não pode ser visto como estático; foi uma era de transição e crise, marcada por mudanças estruturais e pela resposta à pandemia de COVID-19.</text:p>
      <text:h text:style-name="P4" text:outline-level="3">2.1. Desempenho e Visão Geral Orçamentária do FIES (Linha de Base Pré-Pandemia)</text:h>
      <text:p text:style-name="P16">O ano de 2019 serve como uma linha de base crucial, representando o estado do programa em um ambiente de relativa normalidade, antes das disrupções sem precedentes que se seguiriam. O Relatório de Gestão do FNDE de 2019 fornece um retrato detalhado das operações e metas estratégicas do FIES.<text:span text:style-name="T2">26</text:span> Uma mudança administrativa importante ocorreu neste ano: por determinação do Tribunal de Contas da União (TCU), o relatório específico do FIES foi incorporado ao Relatório de Gestão consolidado do FNDE.<text:span text:style-name="T2">20</text:span> Essa mudança visava promover uma visão mais integrada das políticas educacionais, tratando o FIES não como uma iniciativa isolada, mas como parte de um portfólio mais amplo de ações do FNDE.</text:p>
      <text:p text:style-name="P16">As metas para o programa estavam delineadas no Plano Trienal, um instrumento de planejamento estratégico que buscava garantir a sustentabilidade e a previsibilidade <text:soft-page-break/>do Fundo.<text:span text:style-name="T2">12</text:span> Este plano era fundamental para controlar os impactos fiscais e definir a quantidade de vagas a serem ofertadas nos anos seguintes, alinhando o FIES com as metas mais amplas do Plano Nacional de Educação (PNE), especialmente a Meta 12, que visa a expansão do acesso ao ensino superior.<text:span text:style-name="T2">12</text:span> O cenário de 2019, portanto, era de um programa operando sob um novo arcabouço de governança e com um planejamento estratégico de médio prazo estabelecido.</text:p>
      <text:h text:style-name="P4" text:outline-level="3">2.2. O Impacto da Pandemia de COVID-19 (2020)</text:h>
      <text:p text:style-name="P16">O ano de 2020 foi transformado pela crise global da COVID-19, forçando o governo a adotar medidas emergenciais que impactaram diretamente a operação e a saúde financeira do FIES. A análise do Relatório de Gestão do FNDE de 2020 revela um programa em modo de resposta a crises.<text:span text:style-name="T2">20</text:span></text:p>
      <text:p text:style-name="P16">As principais adaptações políticas incluíram:</text:p>
      <text:list text:style-name="L5">
        <text:list-item>
          <text:p text:style-name="P21"><text:span text:style-name="T1">Suspensão de Pagamentos:</text:span> Reconhecendo o severo impacto econômico da pandemia sobre estudantes e recém-formados, o governo federal promulgou leis que permitiram a suspensão temporária do pagamento das prestações do financiamento.<text:span text:style-name="T2">20</text:span> A Lei nº 13.998/2020 e, posteriormente, a Lei nº 14.024/2020, autorizaram a postergação de parcelas, uma medida crucial para aliviar a pressão financeira sobre os beneficiários. Qualquer análise de dados de adimplência para 2020 e anos subsequentes deve, obrigatoriamente, levar em conta este período de carência legal, que artificialmente reduziu as taxas de inadimplência de curto prazo, mas mascarou problemas financeiros subjacentes.</text:p>
        </text:list-item>
        <text:list-item>
          <text:p text:style-name="P21"><text:span text:style-name="T1">Benefícios para Profissionais de Saúde:</text:span> Uma mudança de política notável, instituída pela Lei nº 14.024/2020, foi a criação de um mecanismo de abatimento do saldo devedor para profissionais de saúde (incluindo médicos, enfermeiros e outras categorias) que trabalharam na linha de frente do combate à pandemia por pelo menos seis meses.<text:span text:style-name="T2">20</text:span> Esta medida introduziu uma nova variável no sistema, criando um subgrupo de beneficiários com condições de amortização distintas.</text:p>
        </text:list-item>
      </text:list>
      <text:p text:style-name="P16">Apesar da crise, o programa continuou a operar. Em 2020, foram formalizados 52.9 mil novos contratos de financiamento, e um total de R$ 8,86 bilhões foi alocado para garantir tanto as novas contratações quanto a manutenção dos contratos existentes.<text:span text:style-name="T2">20</text:span></text:p>
      <text:h text:style-name="P4" text:outline-level="3"><text:soft-page-break/>2.3. As Consequências: Inadimplência Crescente e Mudanças Regulatórias (2021)</text:h>
      <text:p text:style-name="P16">Se 2020 foi o ano da resposta à crise, 2021 foi o ano em que as consequências de longo prazo da recessão econômica se tornaram evidentes, principalmente através de um aumento alarmante na inadimplência. O Relatório de Gestão de 2021 pinta um quadro preocupante da sustentabilidade financeira do programa.<text:span text:style-name="T2">29</text:span></text:p>
      <text:list text:style-name="L6">
        <text:list-item>
          <text:p text:style-name="P22"><text:span text:style-name="T1">Taxas de Inadimplência Alarmantes:</text:span> No primeiro semestre de 2021, um número impressionante de pouco mais de 1 milhão de estudantes estava com o pagamento de suas prestações atrasado em mais de 90 dias.<text:span text:style-name="T2">12</text:span> Este dado estatístico é o mais crítico para entender o contexto do FIES naquele ano, sinalizando uma crise de inadimplência em massa que ameaçava a viabilidade do fundo.</text:p>
        </text:list-item>
        <text:list-item>
          <text:p text:style-name="P22"><text:span text:style-name="T1">Programas de Renegociação:</text:span> Em resposta direta a essa crise, o governo atualizou o "Programa Especial de Regularização do FIES" por meio da Lei nº 14.024/2020, oferecendo condições favoráveis para a renegociação de dívidas. As medidas incluíam reduções de até 100% nos encargos moratórios para quitação integral e descontos substanciais para parcelamentos, numa tentativa de trazer os devedores de volta ao sistema e recuperar parte dos recursos.<text:span text:style-name="T2">12</text:span></text:p>
        </text:list-item>
        <text:list-item>
          <text:p text:style-name="P22"><text:span text:style-name="T1">Evolução da Política (P-FIES e Nota do ENEM):</text:span> O período também viu a continuação de mudanças regulatórias que haviam sido iniciadas anteriormente. A partir do segundo semestre de 2020, a modalidade P-FIES (Programa de Financiamento Estudantil) foi desvinculada do processo seletivo principal, deixando de exigir a nota do Exame Nacional do Ensino Médio (ENEM) e o limite de renda, tornando-se um processo contínuo gerido diretamente pelos bancos.<text:span text:style-name="T2">30</text:span> Adicionalmente, a partir de 2021, a exigência para o FIES principal foi endurecida: a nota mínima na redação do ENEM foi elevada para 400 pontos.<text:span text:style-name="T2">26</text:span></text:p>
        </text:list-item>
      </text:list>
      <text:p text:style-name="P16">A trajetória do FIES de 2019 a 2021 não foi linear. Foi uma narrativa de três atos: estabilidade e planejamento, choque externo e resposta emergencial, e, finalmente, a gestão das consequências financeiras e a contínua reforma regulatória. Uma análise de microdados que ignore essa dinâmica — a suspensão de pagamentos em 2020 e a explosão da inadimplência em 2021 — corre o risco de chegar a conclusões fundamentalmente equivocadas sobre o comportamento dos beneficiários e a eficácia do programa.</text:p>
      <text:p text:style-name="P16">A tabela a seguir resume os principais indicadores e eventos que moldaram o FIES durante este período turbulento.</text:p>
      <text:p text:style-name="P31"><text:soft-page-break/>Tabela 2: Indicadores-Chave de Desempenho e Mudanças de Política do FIES (2019-2021)</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0">Métrica/Evento</text:p>
            </table:table-cell>
            <table:table-cell table:style-name="Table2.A1" office:value-type="string">
              <text:p text:style-name="P10">2019</text:p>
            </table:table-cell>
            <table:table-cell table:style-name="Table2.A1" office:value-type="string">
              <text:p text:style-name="P10">2020</text:p>
            </table:table-cell>
            <table:table-cell table:style-name="Table2.A1" office:value-type="string">
              <text:p text:style-name="P10">2021</text:p>
            </table:table-cell>
            <table:table-cell table:style-name="Table2.A1" office:value-type="string">
              <text:p text:style-name="P10">Fonte</text:p>
            </table:table-cell>
          </table:table-row>
        </table:table-header-rows>
        <table:table-row>
          <table:table-cell table:style-name="Table2.A1" office:value-type="string">
            <text:p text:style-name="P12">Novos Contratos</text:p>
          </table:table-cell>
          <table:table-cell table:style-name="Table2.A1" office:value-type="string">
            <text:p text:style-name="P10">N/D no material</text:p>
          </table:table-cell>
          <table:table-cell table:style-name="Table2.A1" office:value-type="string">
            <text:p text:style-name="P10">52.9 mil</text:p>
          </table:table-cell>
          <table:table-cell table:style-name="Table2.A1" office:value-type="string">
            <text:p text:style-name="P10">N/D no material</text:p>
          </table:table-cell>
          <table:table-cell table:style-name="Table2.A1" office:value-type="string">
            <text:p text:style-name="P13">20</text:p>
          </table:table-cell>
        </table:table-row>
        <table:table-row>
          <table:table-cell table:style-name="Table2.A1" office:value-type="string">
            <text:p text:style-name="P12">Orçamento Alocado (R$)</text:p>
          </table:table-cell>
          <table:table-cell table:style-name="Table2.A1" office:value-type="string">
            <text:p text:style-name="P10">N/D no material</text:p>
          </table:table-cell>
          <table:table-cell table:style-name="Table2.A1" office:value-type="string">
            <text:p text:style-name="P10">8.86 bilhões</text:p>
          </table:table-cell>
          <table:table-cell table:style-name="Table2.A1" office:value-type="string">
            <text:p text:style-name="P10">8.48 bilhões (estimativa)</text:p>
          </table:table-cell>
          <table:table-cell table:style-name="Table2.A1" office:value-type="string">
            <text:p text:style-name="P13">20</text:p>
          </table:table-cell>
        </table:table-row>
        <table:table-row>
          <table:table-cell table:style-name="Table2.A1" office:value-type="string">
            <text:p text:style-name="P12">Taxa de Inadimplência (&gt;90 dias)</text:p>
          </table:table-cell>
          <table:table-cell table:style-name="Table2.A1" office:value-type="string">
            <text:p text:style-name="P10">N/D no material</text:p>
          </table:table-cell>
          <table:table-cell table:style-name="Table2.A1" office:value-type="string">
            <text:p text:style-name="P10">&gt; 989 mil (1º sem.)</text:p>
          </table:table-cell>
          <table:table-cell table:style-name="Table2.A1" office:value-type="string">
            <text:p text:style-name="P10">&gt; 1 milhão (1º sem.)</text:p>
          </table:table-cell>
          <table:table-cell table:style-name="Table2.A1" office:value-type="string">
            <text:p text:style-name="P13">12</text:p>
          </table:table-cell>
        </table:table-row>
        <table:table-row>
          <table:table-cell table:style-name="Table2.A1" office:value-type="string">
            <text:p text:style-name="P12">Principais Eventos de Política</text:p>
          </table:table-cell>
          <table:table-cell table:style-name="Table2.A1" office:value-type="string">
            <text:p text:style-name="P10">Integração do relatório FIES ao do FNDE; Plano Trienal 2020-2022 aprovado.</text:p>
          </table:table-cell>
          <table:table-cell table:style-name="Table2.A1" office:value-type="string">
            <text:p text:style-name="P10">Suspensão de pagamentos (COVID-19); Abatimento para profissionais de saúde; P-FIES desvinculado do ENEM.</text:p>
          </table:table-cell>
          <table:table-cell table:style-name="Table2.A1" office:value-type="string">
            <text:p text:style-name="P10">Lançamento de novo programa de renegociação de dívidas; Elevação da nota mínima da redação do ENEM para 400 pontos.</text:p>
          </table:table-cell>
          <table:table-cell table:style-name="Table2.A1" office:value-type="string">
            <text:p text:style-name="P13">12</text:p>
          </table:table-cell>
        </table:table-row>
      </table:table>
      <text:h text:style-name="P2" text:outline-level="2">Parte III: O Cenário da Pesquisa e Investigação: Análises Externas dos Dados do FIES</text:h>
      <text:p text:style-name="P16">Esta seção desloca o foco da perspectiva governamental oficial para a maneira como atores externos — acadêmicos, pesquisadores e jornalistas — utilizaram os dados do FIES. Ela demonstra a amplitude das análises existentes, fornecendo ao usuário uma base de descobertas estabelecidas, abordagens metodológicas e caminhos para a responsabilização pública. A análise externa dos dados do FIES revela um programa com consequências de segunda ordem significativas e, por vezes, não intencionais, que são invisíveis nos relatórios oficiais.</text:p>
      <text:h text:style-name="P4" text:outline-level="3">3.1. Aprofundamento Acadêmico: IPEA e Pesquisa Universitária</text:h>
      <text:p text:style-name="P16">Uma revisão temática de artigos acadêmicos, com forte ênfase em estudos do Instituto de Pesquisa Econômica Aplicada (IPEA), uma instituição central na análise de políticas públicas no Brasil, revela várias linhas de investigação consistentes.</text:p>
      <text:list text:style-name="L7">
        <text:list-item>
          <text:p text:style-name="P23"><text:span text:style-name="T1">Tema 1: Impacto nos Resultados dos Estudantes:</text:span> A pesquisa acadêmica desafia a narrativa simplista de que o auxílio financeiro invariavelmente leva a <text:soft-page-break/>melhores resultados acadêmicos. Um achado recorrente e contraintuitivo é que a participação no FIES está correlacionada com um <text:span text:style-name="T8">aumento</text:span> no tempo total para a conclusão do curso e no atraso na graduação.<text:span text:style-name="T2">32</text:span> Um estudo específico apontou que, na segunda fase do programa (2010-2014), caracterizada por regras mais frouxas, o aumento no tempo de conclusão para os alunos do FIES foi de 2.4 anos.<text:span text:style-name="T2">33</text:span> Este resultado sugere que a estrutura do financiamento pode reduzir os incentivos para a conclusão no tempo regular, uma vez que o início do pagamento está atrelado ao fim do curso.<text:span text:style-name="T2">35</text:span></text:p>
        </text:list-item>
        <text:list-item>
          <text:p text:style-name="P23"><text:span text:style-name="T1">Tema 2: FIES vs. Prouni e Evasão Estudantil:</text:span> Estudos comparativos que utilizam métodos de análise de sobrevivência para modelar a evasão ao longo do tempo oferecem insights valiosos. Uma conclusão importante é que, embora estudantes egressos de escolas públicas de ensino médio apresentem, em geral, taxas de evasão mais altas no ensino superior privado, o recebimento de um benefício — seja a bolsa do Programa Universidade para Todos (Prouni) ou o financiamento do FIES — reduz significativamente essa evasão.<text:span text:style-name="T2">36</text:span> Este achado sugere que o apoio financeiro em si é um fator mais determinante para a permanência do que a origem escolar do aluno, destacando a importância de ambas as políticas para a inclusão e a persistência no ensino superior.</text:p>
        </text:list-item>
        <text:list-item>
          <text:p text:style-name="P23"><text:span text:style-name="T1">Tema 3: Impacto Econômico e Fiscal:</text:span> A literatura também explora as implicações macroeconômicas do FIES. Pesquisas analisam o programa como uma política que contribuiu para o endividamento público federal e, ao mesmo tempo, permitiu um enriquecimento significativo de agentes privados e a concentração do setor educacional em grandes conglomerados, especialmente no período de forte expansão entre 2011 e 2015.<text:span text:style-name="T2">14</text:span> Esta linha de pesquisa conecta o FIES a debates mais amplos sobre política fiscal, regulação de mercado e a relação entre o Estado e o setor privado na educação.</text:p>
        </text:list-item>
      </text:list>
      <text:h text:style-name="P4" text:outline-level="3">3.2. Caixa de Ferramentas Metodológicas para Análise do FIES</text:h>
      <text:p text:style-name="P16">A literatura acadêmica não apenas fornece conclusões, mas também um roteiro de métodos quantitativos robustos que foram aplicados com sucesso aos dados do FIES. Extrair e compreender essas técnicas oferece ao analista uma caixa de ferramentas pronta para uso.</text:p>
      <text:list text:style-name="L8">
        <text:list-item>
          <text:p text:style-name="P32">Métodos Identificados:</text:p>
          <text:list>
            <text:list-item>
              <text:p text:style-name="P24"><text:span text:style-name="T1">Escore de Propensão (Propensity Score Matching):</text:span> Utilizado para estimar o efeito médio do tratamento (neste caso, receber o FIES) sobre os resultados (como o tempo de graduação), comparando estudantes <text:soft-page-break/>com características observáveis semelhantes que receberam e não receberam o financiamento.<text:span text:style-name="T2">32</text:span></text:p>
            </text:list-item>
            <text:list-item>
              <text:p text:style-name="P24"><text:span text:style-name="T1">Método de Lewbel (2012):</text:span> Uma técnica econométrica empregada para tentar controlar o viés de características não observáveis que podem influenciar tanto a decisão de um aluno de solicitar o FIES quanto seus resultados acadêmicos, buscando uma estimativa mais precisa do impacto do programa.<text:span text:style-name="T2">32</text:span></text:p>
            </text:list-item>
            <text:list-item>
              <text:p text:style-name="P24"><text:span text:style-name="T1">Análise de Sobrevivência (Survival Analysis):</text:span> Aplicada para modelar a probabilidade de um estudante evadir do curso ao longo do tempo, permitindo comparar as "curvas de sobrevivência" de diferentes grupos (por exemplo, beneficiários do FIES vs. Prouni vs. não beneficiários).<text:span text:style-name="T2">36</text:span></text:p>
            </text:list-item>
            <text:list-item>
              <text:p text:style-name="P24"><text:span text:style-name="T1">Triangulação de Bases de Dados:</text:span> Uma abordagem metodológica mista que envolve o cruzamento de bases de dados primárias de múltiplas fontes — como FNDE, Caixa Econômica Federal e MEC — para construir uma visão abrangente dos fluxos financeiros e operacionais do programa, combinada com análise de business intelligence.<text:span text:style-name="T2">14</text:span></text:p>
            </text:list-item>
          </text:list>
        </text:list-item>
      </text:list>
      <text:h text:style-name="P4" text:outline-level="3">3.3. Jornalismo de Dados e Responsabilização Pública</text:h>
      <text:p text:style-name="P16">Os dados abertos do FIES também se mostraram uma ferramenta poderosa para o jornalismo investigativo, servindo como base para a fiscalização do uso de recursos públicos.</text:p>
      <text:list text:style-name="L9">
        <text:list-item>
          <text:p text:style-name="P25"><text:span text:style-name="T1">Estudo de Caso: "Farra do Fies":</text:span> A reportagem "Farra do Fies", do jornal O Estado de S. Paulo, é um exemplo emblemático de jornalismo de dados aplicado ao programa. Através da "análise e cruzamento de grandes bases de dados públicas", os repórteres revelaram problemas graves e desvios no FIES, demonstrando o potencial dos dados abertos para expor má gestão e fomentar a responsabilização pública.<text:span text:style-name="T2">38</text:span> Este caso ilustra como a análise de dados pode transcender a academia e ter um impacto direto no debate público e na supervisão governamental.</text:p>
        </text:list-item>
        <text:list-item>
          <text:p text:style-name="P25"><text:span text:style-name="T1">Recursos para Jornalistas:</text:span> Iniciativas como as da agência Fiquem Sabendo capacitam jornalistas e cidadãos a utilizar a Lei de Acesso à Informação (LAI) para investigar temas educacionais. Seus guias oferecem orientações práticas sobre como obter dados sobre dívidas do FIES, fraudes em cotas e outros tópicos de interesse público, fortalecendo o ecossistema de fiscalização.<text:span text:style-name="T2">39</text:span></text:p>
        </text:list-item>
      </text:list>
      <text:p text:style-name="P16">A síntese dessas três perspectivas — a administrativa (o que foi feito?), a acadêmica (qual foi o efeito?) e a jornalística (foi feito corretamente?) — é essencial para uma compreensão completa do FIES. Um analista de dados deve aspirar a incorporar <text:soft-page-break/>elementos de todas as três em seu próprio trabalho para produzir uma análise verdadeiramente abrangente e impactante.</text:p>
      <text:p text:style-name="P16">A tabela a seguir organiza a literatura acadêmica em temas para fácil consulta.</text:p>
      <text:p text:style-name="P31">Tabela 3: Resumo Temático da Pesquisa Acadêmica sobre o FIE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0">Tema da Pesquisa</text:p>
            </table:table-cell>
            <table:table-cell table:style-name="Table3.A1" office:value-type="string">
              <text:p text:style-name="P10">Estudos-Chave (Autor, Ano)</text:p>
            </table:table-cell>
            <table:table-cell table:style-name="Table3.A1" office:value-type="string">
              <text:p text:style-name="P10">Principais Achados</text:p>
            </table:table-cell>
            <table:table-cell table:style-name="Table3.A1" office:value-type="string">
              <text:p text:style-name="P10">Abordagem Metodológica</text:p>
            </table:table-cell>
          </table:table-row>
        </table:table-header-rows>
        <table:table-row>
          <table:table-cell table:style-name="Table3.A1" office:value-type="string">
            <text:p text:style-name="P12">Impacto no Tempo de Conclusão</text:p>
          </table:table-cell>
          <table:table-cell table:style-name="Table3.A1" office:value-type="string">
            <text:p text:style-name="P10">Becker &amp; Mendonça (2021) <text:span text:style-name="T2">34</text:span>; IPEA (2019) <text:span text:style-name="T2">33</text:span></text:p>
          </table:table-cell>
          <table:table-cell table:style-name="Table3.A1" office:value-type="string">
            <text:p text:style-name="P10">A participação no FIES está associada a um aumento significativo no tempo total e no atraso para a conclusão do curso, especialmente na fase de 2010-2014.</text:p>
          </table:table-cell>
          <table:table-cell table:style-name="Table3.A1" office:value-type="string">
            <text:p text:style-name="P10">Escore de Propensão; Método de Lewbel.</text:p>
          </table:table-cell>
        </table:table-row>
        <table:table-row>
          <table:table-cell table:style-name="Table3.A1" office:value-type="string">
            <text:p text:style-name="P12">Evasão e Comparação com Prouni</text:p>
          </table:table-cell>
          <table:table-cell table:style-name="Table3.A1" office:value-type="string">
            <text:p text:style-name="P10">Saccaro &amp; França (IPEA) <text:span text:style-name="T2">36</text:span><text:span text:style-name="T10"/></text:p>
          </table:table-cell>
          <table:table-cell table:style-name="Table3.A1" office:value-type="string">
            <text:p text:style-name="P10">O apoio financeiro (FIES ou Prouni) é um fator crucial para reduzir a evasão, superando o efeito da origem escolar (pública vs. privada) do estudante.</text:p>
          </table:table-cell>
          <table:table-cell table:style-name="Table3.A1" office:value-type="string">
            <text:p text:style-name="P10">Análise de Sobrevivência.</text:p>
          </table:table-cell>
        </table:table-row>
        <table:table-row>
          <table:table-cell table:style-name="Table3.A1" office:value-type="string">
            <text:p text:style-name="P12">Impacto Econômico e Fiscal</text:p>
          </table:table-cell>
          <table:table-cell table:style-name="Table3.A1" office:value-type="string">
            <text:p text:style-name="P10">Neves, Farenzena &amp; Bandeira (2020) <text:span text:style-name="T2">14</text:span><text:span text:style-name="T10"/></text:p>
          </table:table-cell>
          <table:table-cell table:style-name="Table3.A1" office:value-type="string">
            <text:p text:style-name="P10">O FIES, especialmente entre 2011-2015, contribuiu para o endividamento público e para a concentração do setor educacional privado.</text:p>
          </table:table-cell>
          <table:table-cell table:style-name="Table3.A1" office:value-type="string">
            <text:p text:style-name="P11">Método Misto; Triangulação de Bases de Dados; Análise de Business Intelligence.</text:p>
          </table:table-cell>
        </table:table-row>
      </table:table>
      <text:h text:style-name="P3" text:outline-level="2"><text:span text:style-name="T9">Parte IV: Um Framework Prático para Análise de Microdados do FIES com </text:span><text:span text:style-name="Source_20_Text"><text:span text:style-name="T3">pandas</text:span></text:span></text:h>
      <text:p text:style-name="P36"><text:span text:style-name="T3">Esta seção aborda diretamente a solicitação técnica do usuário, fornecendo um guia prático e aplicável para a análise dos microdados do FIES utilizando a biblioteca </text:span><text:span text:style-name="Source_20_Text"><text:span text:style-name="T3">pandas</text:span></text:span><text:span text:style-name="T3"> do Python. Na ausência de exemplos de código direto para o FIES brasileiro nas fontes consultadas, este framework foi construído com base nas melhores práticas de ciência de dados e inspirado por análises análogas, como a detalhada análise da Pesquisa de Renda e Despesas Familiares (FIES) das Filipinas encontrada em repositórios públicos.</text:span><text:span text:style-name="T5">9</text:span><text:span text:style-name="T3"> As questões centrais de distribuição regional, correlação </text:span><text:soft-page-break/><text:span text:style-name="T3">com renda e perfil demográfico são universais para a análise de programas socioeconômicos e fornecem um modelo robusto e diretamente adaptável.</text:span></text:p>
      <text:h text:style-name="P4" text:outline-level="3">4.1. Fluxo de Trabalho Analítico Proposto: Do CSV Bruto ao Insight Acionável</text:h>
      <text:p text:style-name="P16">A seguir, um guia passo a passo para o analista que deseja trabalhar com os microdados do FIES.</text:p>
      <text:list text:style-name="L10">
        <text:list-item>
          <text:p text:style-name="P26"><text:span text:style-name="T1">Passo 1: Aquisição e Carregamento dos Dados:</text:span> O primeiro passo é obter os arquivos CSV, por exemplo, a partir dos links de FTP do FNDE identificados anteriormente.<text:span text:style-name="T2">14</text:span> Em seguida, carregar os dados em um DataFrame do </text:p>
          <text:p text:style-name="P37"><text:span text:style-name="Source_20_Text"><text:span text:style-name="T3">pandas</text:span></text:span><text:span text:style-name="T3">. É crucial especificar a codificação correta (geralmente 'latin1' ou 'utf-8' para dados brasileiros) para evitar erros de leitura.</text:span></text:p>
          <text:p text:style-name="P26">Python</text:p>
          <text:p text:style-name="P6"><text:span text:style-name="Source_20_Text"><text:span text:style-name="T3">import pandas as pd</text:span></text:span></text:p>
          <text:p text:style-name="P7"/>
          <text:p text:style-name="P6"><text:span text:style-name="Source_20_Text"><text:span text:style-name="T3"># Exemplo de URL para o primeiro semestre de 2019</text:span></text:span></text:p>
          <text:p text:style-name="P6"><text:span text:style-name="Source_20_Text"><text:span text:style-name="T3">url_fies_2019_1 = "ftp://ftp2.fnde.gov.br/dadosabertos/FIES/FINANCIAMENTO_CONCEDIDOS_SEMESTRE_1_2019.csv"</text:span></text:span></text:p>
          <text:p text:style-name="P7"/>
          <text:p text:style-name="P6"><text:span text:style-name="Source_20_Text"><text:span text:style-name="T3"># Carregar os dados, especificando o separador e a codificação</text:span></text:span></text:p>
          <text:p text:style-name="P6"><text:span text:style-name="Source_20_Text"><text:span text:style-name="T3">try:</text:span></text:span></text:p>
          <text:p text:style-name="P6"><text:span text:style-name="Source_20_Text"><text:s text:c="4"/></text:span><text:span text:style-name="Source_20_Text"><text:span text:style-name="T3">df = pd.read_csv(url_fies_2019_1, sep=';', encoding='latin1')</text:span></text:span></text:p>
          <text:p text:style-name="P6"><text:span text:style-name="Source_20_Text"><text:span text:style-name="T3">except Exception as e:</text:span></text:span></text:p>
          <text:p text:style-name="P6"><text:span text:style-name="Source_20_Text"><text:s text:c="4"/></text:span><text:span text:style-name="Source_20_Text"><text:span text:style-name="T3">print(f"Erro ao carregar o arquivo: {e}")</text:span></text:span></text:p>
        </text:list-item>
        <text:list-item>
          <text:p text:style-name="P26"><draw:frame draw:style-name="fr2" draw:name="Frame10" text:anchor-type="char" svg:x="0in" svg:width="0.0161in" draw:z-index="9"><draw:text-box fo:min-height="0.052in"><text:p text:style-name="P15"><draw:frame draw:style-name="fr1" draw:name="Frame11" text:anchor-type="char" svg:width="0.0161in" draw:z-index="10"><draw:text-box fo:min-height="0.0161in"><text:p text:style-name="P15"><draw:frame draw:style-name="fr1" draw:name="Frame12" text:anchor-type="char" svg:width="0.0161in" draw:z-index="11"><draw:text-box fo:min-height="0.0161in"><text:p text:style-name="P15"/></draw:text-box></draw:frame></text:p></draw:text-box></draw:frame></text:p></draw:text-box></draw:frame><draw:frame draw:style-name="fr2" draw:name="Frame2" text:anchor-type="char" svg:x="0in" svg:width="0.052in" draw:z-index="1"><draw:text-box fo:min-height="0.052in"><draw:frame draw:style-name="fr4" draw:name="Frame8" text:anchor-type="frame" svg:x="0in" svg:y="0in" svg:width="0.1457in" draw:z-index="2"><draw:text-box fo:min-height="0.2083in"><text:p text:style-name="P15"/></draw:text-box></draw:frame><draw:frame draw:style-name="fr4" draw:name="Frame3" text:anchor-type="frame" svg:x="0in" svg:y="0in" svg:width="174762.5in" draw:z-index="3"><draw:text-box fo:min-height="174762.5in"><text:p text:style-name="P15"><draw:frame draw:style-name="fr1" draw:name="Frame4" text:anchor-type="char" svg:width="0.5in" draw:z-index="5"><draw:text-box fo:min-height="0.0161in"><text:p text:style-name="P15"/></draw:text-box></draw:frame><draw:frame draw:style-name="fr1" draw:name="Frame5" text:anchor-type="char" svg:width="0.5in" draw:z-index="4"><draw:text-box fo:min-height="0.3126in"><text:p text:style-name="P15"/></draw:text-box></draw:frame></text:p></draw:text-box></draw:frame><text:p text:style-name="P15"><draw:frame draw:style-name="fr2" draw:name="Frame6" text:anchor-type="char" svg:x="0in" svg:width="0.0161in" draw:z-index="6"><draw:text-box fo:min-height="0.1252in"><draw:frame draw:style-name="fr4" draw:name="Frame7" text:anchor-type="frame" svg:x="0in" svg:y="0in" svg:width="0.2083in" draw:z-index="7"><draw:text-box fo:min-height="0.1252in"><text:p text:style-name="P15"/></draw:text-box></draw:frame><text:p text:style-name="P15"/></draw:text-box></draw:frame></text:p></draw:text-box></draw:frame><draw:frame draw:style-name="fr1" draw:name="Frame1" text:anchor-type="char" svg:width="0.0161in" draw:z-index="0"><draw:text-box fo:min-height="0.3126in"><text:p text:style-name="P15"/></draw:text-box></draw:frame><text:span text:style-name="T1">Passo 2: Limpeza e Pré-processamento dos Dados:</text:span> Esta é a etapa mais crítica e demorada, dada a falta de um dicionário de dados oficial.</text:p>
          <text:list>
            <text:list-item>
              <text:p text:style-name="P26"><text:span text:style-name="T1">Padronização de Nomes de Colunas:</text:span> As colunas podem vir com acentos, espaços ou em maiúsculas. É uma boa prática convertê-las para um formato padrão (minúsculas, sem espaços ou acentos).</text:p>
            </text:list-item>
            <text:list-item>
              <text:p text:style-name="P37"><text:span text:style-name="T4">Conversão de Tipos de Dados:</text:span><text:span text:style-name="T3"> Campos financeiros (como </text:span><text:span text:style-name="Source_20_Text"><text:span text:style-name="T3">VALOR_FINANCIADO</text:span></text:span><text:span text:style-name="T3">) podem ser carregados como strings com vírgulas como separador decimal. Eles devem ser limpos (removendo "R$", pontos e substituindo vírgulas por pontos) e convertidos para tipos numéricos (float).</text:span></text:p>
            </text:list-item>
            <text:list-item>
              <text:p text:style-name="P37"><text:span text:style-name="T4">Tratamento de Dados Faltantes:</text:span><text:span text:style-name="T3"> Utilizar </text:span><text:span text:style-name="Source_20_Text"><text:span text:style-name="T3">df.isnull().sum()</text:span></text:span><text:span text:style-name="T3"> para identificar colunas com dados ausentes e decidir a estratégia apropriada (remoção, preenchimento com média/mediana/moda, etc.).</text:span></text:p>
            </text:list-item>
          </text:list>
        </text:list-item>
        <text:list-item>
          <text:p text:style-name="P26"><text:soft-page-break/><text:span text:style-name="T1">Passo 3: Análise Exploratória de Dados (EDA):</text:span> O objetivo é gerar estatísticas descritivas para entender a estrutura e a distribuição dos dados.</text:p>
          <text:list>
            <text:list-item>
              <text:p text:style-name="P37"><text:span text:style-name="T4">Resumo Geral:</text:span><text:span text:style-name="T3"> </text:span><text:span text:style-name="Source_20_Text"><text:span text:style-name="T3">df.info()</text:span></text:span><text:span text:style-name="T3"> para ver os tipos de dados e contagens não nulas, e </text:span><text:span text:style-name="Source_20_Text"><text:span text:style-name="T3">df.describe()</text:span></text:span><text:span text:style-name="T3"> para obter estatísticas resumidas das colunas numéricas.</text:span></text:p>
            </text:list-item>
            <text:list-item>
              <text:p text:style-name="P37"><text:span text:style-name="T4">Distribuições de Frequência:</text:span><text:span text:style-name="T3"> </text:span><text:span text:style-name="Source_20_Text"><text:span text:style-name="T3">df['NOME_COLUNA'].value_counts()</text:span></text:span><text:span text:style-name="T3"> para entender a frequência de categorias em colunas como 'UF_BENEFICIARIO' ou 'NOME_CURSO'.</text:span></text:p>
            </text:list-item>
            <text:list-item>
              <text:p text:style-name="P37"><text:span text:style-name="T4">Agregações:</text:span><text:span text:style-name="T3"> </text:span><text:span text:style-name="Source_20_Text"><text:span text:style-name="T3">df.groupby('NOME_GRUPO').mean()</text:span></text:span><text:span text:style-name="T3"> para calcular métricas agregadas, como a média do valor financiado por estado.</text:span></text:p>
            </text:list-item>
          </text:list>
        </text:list-item>
        <text:list-item>
          <text:p text:style-name="P26"><text:span text:style-name="T1">Passo 4: Vinculação de Dados (Avançado):</text:span> Para enriquecer a análise, os dados do FIES podem ser fundidos com outros conjuntos de dados. O exemplo mais poderoso é a vinculação com o banco de dados de IES do e-MEC <text:span text:style-name="T2">21</text:span>, usando o código da IES (</text:p>
          <text:p text:style-name="P37"><text:span text:style-name="Source_20_Text"><text:span text:style-name="T3">CO_IES</text:span></text:span><text:span text:style-name="T3">) como chave de junção. Isso permite analisar os financiamentos no contexto da categoria administrativa da instituição (privada com ou sem fins lucrativos, comunitária, etc.).</text:span></text:p>
          <text:p text:style-name="P26">Python</text:p>
          <text:p text:style-name="P6"><text:span text:style-name="Source_20_Text"><text:span text:style-name="T3"># Supondo que 'df_ies' seja o DataFrame carregado do e-MEC</text:span></text:span></text:p>
          <text:p text:style-name="P6"><text:span text:style-name="Source_20_Text"><text:span text:style-name="T3"># df_fies_enriquecido = pd.merge(df, df_ies, on='CO_IES', how='left')</text:span></text:span></text:p>
        </text:list-item>
        <text:list-item>
          <text:p text:style-name="P37"><draw:frame draw:style-name="fr2" draw:name="Frame22" text:anchor-type="char" svg:x="0in" svg:width="0.0161in" draw:z-index="21"><draw:text-box fo:min-height="0.052in"><text:p text:style-name="P15"><draw:frame draw:style-name="fr1" draw:name="Frame23" text:anchor-type="char" svg:width="0.0161in" draw:z-index="22"><draw:text-box fo:min-height="0.0161in"><text:p text:style-name="P15"><draw:frame draw:style-name="fr1" draw:name="Frame24" text:anchor-type="char" svg:width="0.0161in" draw:z-index="23"><draw:text-box fo:min-height="0.0161in"><text:p text:style-name="P15"/></draw:text-box></draw:frame></text:p></draw:text-box></draw:frame></text:p></draw:text-box></draw:frame><draw:frame draw:style-name="fr2" draw:name="Frame14" text:anchor-type="char" svg:x="0in" svg:width="0.052in" draw:z-index="13"><draw:text-box fo:min-height="0.052in"><draw:frame draw:style-name="fr4" draw:name="Frame20" text:anchor-type="frame" svg:x="0in" svg:y="0in" svg:width="0.1457in" draw:z-index="14"><draw:text-box fo:min-height="0.2083in"><text:p text:style-name="P15"/></draw:text-box></draw:frame><draw:frame draw:style-name="fr4" draw:name="Frame15" text:anchor-type="frame" svg:x="0in" svg:y="0in" svg:width="174762.5in" draw:z-index="15"><draw:text-box fo:min-height="174762.5in"><text:p text:style-name="P15"><draw:frame draw:style-name="fr1" draw:name="Frame16" text:anchor-type="char" svg:width="0.5in" draw:z-index="17"><draw:text-box fo:min-height="0.0161in"><text:p text:style-name="P15"/></draw:text-box></draw:frame><draw:frame draw:style-name="fr1" draw:name="Frame17" text:anchor-type="char" svg:width="0.5in" draw:z-index="16"><draw:text-box fo:min-height="0.3126in"><text:p text:style-name="P15"/></draw:text-box></draw:frame></text:p></draw:text-box></draw:frame><text:p text:style-name="P15"><draw:frame draw:style-name="fr2" draw:name="Frame18" text:anchor-type="char" svg:x="0in" svg:width="0.0161in" draw:z-index="18"><draw:text-box fo:min-height="0.1252in"><draw:frame draw:style-name="fr4" draw:name="Frame19" text:anchor-type="frame" svg:x="0in" svg:y="0in" svg:width="0.2083in" draw:z-index="19"><draw:text-box fo:min-height="0.1252in"><text:p text:style-name="P15"/></draw:text-box></draw:frame><text:p text:style-name="P15"/></draw:text-box></draw:frame></text:p></draw:text-box></draw:frame><draw:frame draw:style-name="fr1" draw:name="Frame13" text:anchor-type="char" svg:width="0.0161in" draw:z-index="12"><draw:text-box fo:min-height="0.3126in"><text:p text:style-name="P15"/></draw:text-box></draw:frame><text:span text:style-name="T4">Passo 5: Geração de Insights e Visualização:</text:span><text:span text:style-name="T3"> Utilizar bibliotecas como </text:span><text:span text:style-name="Source_20_Text"><text:span text:style-name="T3">Matplotlib</text:span></text:span><text:span text:style-name="T3"> e </text:span><text:span text:style-name="Source_20_Text"><text:span text:style-name="T3">Seaborn</text:span></text:span><text:span text:style-name="T3"> para criar gráficos que comuniquem os achados de forma eficaz. Gráficos de barras, histogramas, box plots e mapas de calor são ferramentas essenciais nesta fase.</text:span></text:p>
        </text:list-item>
      </text:list>
      <text:h text:style-name="P5" text:outline-level="3"><text:span text:style-name="T9">4.2. Questões Analíticas Chave e Abordagens com </text:span><text:span text:style-name="Source_20_Text"><text:span text:style-name="T3">pandas</text:span></text:span></text:h>
      <text:p text:style-name="P36"><text:span text:style-name="T3">A seguir, são propostas questões de pesquisa concretas, juntamente com o código </text:span><text:span text:style-name="Source_20_Text"><text:span text:style-name="T3">pandas</text:span></text:span><text:span text:style-name="T3"> para respondê-las.</text:span></text:p>
      <text:list text:style-name="L11">
        <text:list-item>
          <text:p text:style-name="P33">Perfil Demográfico e Regional dos Beneficiários:</text:p>
          <text:list>
            <text:list-item>
              <text:p text:style-name="P27"><text:span text:style-name="T8">Pergunta:</text:span> Qual a distribuição de beneficiários do FIES por Unidade da Federação (UF)?</text:p>
            </text:list-item>
            <text:list-item>
              <text:p text:style-name="P38"><text:span text:style-name="T7">Abordagem </text:span><text:span text:style-name="Source_20_Text"><text:span text:style-name="T7">pandas</text:span></text:span><text:span text:style-name="T7">:</text:span></text:p>
              <text:p text:style-name="P27">Python</text:p>
              <text:p text:style-name="P8"><text:span text:style-name="Source_20_Text"><text:span text:style-name="T3">import matplotlib.pyplot as plt</text:span></text:span></text:p>
              <text:p text:style-name="P8"><text:span text:style-name="Source_20_Text"><text:span text:style-name="T3">import seaborn as sns</text:span></text:span></text:p>
              <text:p text:style-name="P9"><text:soft-page-break/></text:p>
              <text:p text:style-name="P8"><text:span text:style-name="Source_20_Text"><text:span text:style-name="T3"># Contar beneficiários por UF</text:span></text:span></text:p>
              <text:p text:style-name="P9"><text:span text:style-name="Source_20_Text"><text:span text:style-name="T3">distribuicao_uf = df.value_counts()</text:span></text:span></text:p>
              <text:p text:style-name="P9"/>
              <text:p text:style-name="P8"><text:span text:style-name="Source_20_Text"><text:span text:style-name="T3"># Visualizar os 10 principais estados</text:span></text:span></text:p>
              <text:p text:style-name="P8"><text:span text:style-name="Source_20_Text"><text:span text:style-name="T3">plt.figure(figsize=(12, 6))</text:span></text:span></text:p>
              <text:p text:style-name="P8"><text:span text:style-name="Source_20_Text"><text:span text:style-name="T3">sns.barplot(x=distribuicao_uf.head(10).index, y=distribuicao_uf.head(10).values)</text:span></text:span></text:p>
              <text:p text:style-name="P8"><text:span text:style-name="Source_20_Text"><text:span text:style-name="T3">plt.title('Top 10 Estados por Número de Beneficiários do FIES')</text:span></text:span></text:p>
              <text:p text:style-name="P8"><text:span text:style-name="Source_20_Text"><text:span text:style-name="T3">plt.xlabel('UF')</text:span></text:span></text:p>
              <text:p text:style-name="P8"><text:span text:style-name="Source_20_Text"><text:span text:style-name="T3">plt.ylabel('Número de Beneficiários')</text:span></text:span></text:p>
              <text:p text:style-name="P9"><text:span text:style-name="Source_20_Text"><text:span text:style-name="T3">plt.show()</text:span></text:span></text:p>
            </text:list-item>
            <text:list-item>
              <text:p text:style-name="P27"><draw:frame draw:style-name="fr2" draw:name="Frame34" text:anchor-type="char" svg:x="0in" svg:width="0.0161in" draw:z-index="33"><draw:text-box fo:min-height="0.052in"><text:p text:style-name="P15"><draw:frame draw:style-name="fr1" draw:name="Frame35" text:anchor-type="char" svg:width="0.0161in" draw:z-index="34"><draw:text-box fo:min-height="0.0161in"><text:p text:style-name="P15"><draw:frame draw:style-name="fr1" draw:name="Frame36" text:anchor-type="char" svg:width="0.0161in" draw:z-index="35"><draw:text-box fo:min-height="0.0161in"><text:p text:style-name="P15"/></draw:text-box></draw:frame></text:p></draw:text-box></draw:frame></text:p></draw:text-box></draw:frame><draw:frame draw:style-name="fr2" draw:name="Frame26" text:anchor-type="char" svg:x="0in" svg:width="0.052in" draw:z-index="25"><draw:text-box fo:min-height="0.052in"><draw:frame draw:style-name="fr4" draw:name="Frame32" text:anchor-type="frame" svg:x="0in" svg:y="0in" svg:width="0.1457in" draw:z-index="26"><draw:text-box fo:min-height="0.2083in"><text:p text:style-name="P15"/></draw:text-box></draw:frame><draw:frame draw:style-name="fr4" draw:name="Frame27" text:anchor-type="frame" svg:x="0in" svg:y="0in" svg:width="174762.5in" draw:z-index="27"><draw:text-box fo:min-height="174762.5in"><text:p text:style-name="P15"><draw:frame draw:style-name="fr1" draw:name="Frame28" text:anchor-type="char" svg:width="0.5in" draw:z-index="29"><draw:text-box fo:min-height="0.0161in"><text:p text:style-name="P15"/></draw:text-box></draw:frame><draw:frame draw:style-name="fr1" draw:name="Frame29" text:anchor-type="char" svg:width="0.5in" draw:z-index="28"><draw:text-box fo:min-height="0.3126in"><text:p text:style-name="P15"/></draw:text-box></draw:frame></text:p></draw:text-box></draw:frame><text:p text:style-name="P15"><draw:frame draw:style-name="fr2" draw:name="Frame30" text:anchor-type="char" svg:x="0in" svg:width="0.0161in" draw:z-index="30"><draw:text-box fo:min-height="0.1252in"><draw:frame draw:style-name="fr4" draw:name="Frame31" text:anchor-type="frame" svg:x="0in" svg:y="0in" svg:width="0.2083in" draw:z-index="31"><draw:text-box fo:min-height="0.1252in"><text:p text:style-name="P15"/></draw:text-box></draw:frame><text:p text:style-name="P15"/></draw:text-box></draw:frame></text:p></draw:text-box></draw:frame><draw:frame draw:style-name="fr1" draw:name="Frame25" text:anchor-type="char" svg:width="0.0161in" draw:z-index="24"><draw:text-box fo:min-height="0.3126in"><text:p text:style-name="P15"/></draw:text-box></draw:frame><text:span text:style-name="T8">Pergunta:</text:span> Existem disparidades no valor médio financiado por raça/cor?</text:p>
            </text:list-item>
            <text:list-item>
              <text:p text:style-name="P38"><text:span text:style-name="T7">Abordagem </text:span><text:span text:style-name="Source_20_Text"><text:span text:style-name="T7">pandas</text:span></text:span><text:span text:style-name="T7">:</text:span></text:p>
              <text:p text:style-name="P27">Python</text:p>
              <text:p text:style-name="P8"><text:span text:style-name="Source_20_Text"><text:span text:style-name="T3"># Calcular o valor médio financiado por raça/cor</text:span></text:span></text:p>
              <text:p text:style-name="P8"><text:span text:style-name="Source_20_Text"><text:span text:style-name="T3">media_por_raca = df.groupby('COR_RACA').mean().sort_values(ascending=False)</text:span></text:span></text:p>
              <text:p text:style-name="P9"><text:span text:style-name="Source_20_Text"><text:span text:style-name="T3">print(media_por_raca)</text:span></text:span></text:p>
              <text:p text:style-name="P38"><draw:frame draw:style-name="fr2" draw:name="Frame46" text:anchor-type="char" svg:x="0in" svg:width="0.0161in" draw:z-index="45"><draw:text-box fo:min-height="0.052in"><text:p text:style-name="P15"><draw:frame draw:style-name="fr1" draw:name="Frame47" text:anchor-type="char" svg:width="0.0161in" draw:z-index="46"><draw:text-box fo:min-height="0.0161in"><text:p text:style-name="P15"><draw:frame draw:style-name="fr1" draw:name="Frame48" text:anchor-type="char" svg:width="0.0161in" draw:z-index="47"><draw:text-box fo:min-height="0.0161in"><text:p text:style-name="P15"/></draw:text-box></draw:frame></text:p></draw:text-box></draw:frame></text:p></draw:text-box></draw:frame><draw:frame draw:style-name="fr2" draw:name="Frame38" text:anchor-type="char" svg:x="0in" svg:width="0.052in" draw:z-index="37"><draw:text-box fo:min-height="0.052in"><draw:frame draw:style-name="fr4" draw:name="Frame44" text:anchor-type="frame" svg:x="0in" svg:y="0in" svg:width="0.1457in" draw:z-index="38"><draw:text-box fo:min-height="0.2083in"><text:p text:style-name="P15"/></draw:text-box></draw:frame><draw:frame draw:style-name="fr4" draw:name="Frame39" text:anchor-type="frame" svg:x="0in" svg:y="0in" svg:width="174762.5in" draw:z-index="39"><draw:text-box fo:min-height="174762.5in"><text:p text:style-name="P15"><draw:frame draw:style-name="fr1" draw:name="Frame40" text:anchor-type="char" svg:width="0.5in" draw:z-index="41"><draw:text-box fo:min-height="0.0161in"><text:p text:style-name="P15"/></draw:text-box></draw:frame><draw:frame draw:style-name="fr1" draw:name="Frame41" text:anchor-type="char" svg:width="0.5in" draw:z-index="40"><draw:text-box fo:min-height="0.3126in"><text:p text:style-name="P15"/></draw:text-box></draw:frame></text:p></draw:text-box></draw:frame><text:p text:style-name="P15"><draw:frame draw:style-name="fr2" draw:name="Frame42" text:anchor-type="char" svg:x="0in" svg:width="0.0161in" draw:z-index="42"><draw:text-box fo:min-height="0.1252in"><draw:frame draw:style-name="fr4" draw:name="Frame43" text:anchor-type="frame" svg:x="0in" svg:y="0in" svg:width="0.2083in" draw:z-index="43"><draw:text-box fo:min-height="0.1252in"><text:p text:style-name="P15"/></draw:text-box></draw:frame><text:p text:style-name="P15"/></draw:text-box></draw:frame></text:p></draw:text-box></draw:frame><draw:frame draw:style-name="fr1" draw:name="Frame37" text:anchor-type="char" svg:width="0.0161in" draw:z-index="36"><draw:text-box fo:min-height="0.3126in"><text:p text:style-name="P15"/></draw:text-box></draw:frame></text:p>
            </text:list-item>
          </text:list>
        </text:list-item>
        <text:list-item>
          <text:p text:style-name="P33">Análise do Cenário Educacional:</text:p>
          <text:list>
            <text:list-item>
              <text:p text:style-name="P27"><text:span text:style-name="T8">Pergunta:</text:span> Quais são os 10 cursos que mais recebem recursos do FIES em termos de valor total financiado?</text:p>
            </text:list-item>
            <text:list-item>
              <text:p text:style-name="P38"><text:span text:style-name="T7">Abordagem </text:span><text:span text:style-name="Source_20_Text"><text:span text:style-name="T7">pandas</text:span></text:span><text:span text:style-name="T7">:</text:span></text:p>
              <text:p text:style-name="P27">Python</text:p>
              <text:p text:style-name="P8"><text:span text:style-name="Source_20_Text"><text:span text:style-name="T3"># Agrupar por curso e somar o valor financiado</text:span></text:span></text:p>
              <text:p text:style-name="P8"><text:span text:style-name="Source_20_Text"><text:span text:style-name="T3">total_por_curso = df.groupby('NOME_CURSO').sum().nlargest(10)</text:span></text:span></text:p>
              <text:p text:style-name="P9"/>
              <text:p text:style-name="P8"><text:span text:style-name="Source_20_Text"><text:span text:style-name="T3"># Visualizar o resultado</text:span></text:span></text:p>
              <text:p text:style-name="P8"><text:span text:style-name="Source_20_Text"><text:span text:style-name="T3">plt.figure(figsize=(12, 8))</text:span></text:span></text:p>
              <text:p text:style-name="P8"><text:span text:style-name="Source_20_Text"><text:span text:style-name="T3">sns.barplot(y=total_por_curso.index, x=total_por_curso.values, orient='h')</text:span></text:span></text:p>
              <text:p text:style-name="P8"><text:span text:style-name="Source_20_Text"><text:span text:style-name="T3">plt.title('Top 10 Cursos por Valor Total Financiado pelo FIES')</text:span></text:span></text:p>
              <text:p text:style-name="P8"><text:span text:style-name="Source_20_Text"><text:span text:style-name="T3">plt.xlabel('Valor Total Financiado (R$)')</text:span></text:span></text:p>
              <text:p text:style-name="P8"><text:span text:style-name="Source_20_Text"><text:span text:style-name="T3">plt.ylabel('Curso')</text:span></text:span></text:p>
              <text:p text:style-name="P9"><text:span text:style-name="Source_20_Text"><text:span text:style-name="T3">plt.show()</text:span></text:span></text:p>
              <text:p text:style-name="P38"><draw:frame draw:style-name="fr2" draw:name="Frame58" text:anchor-type="char" svg:x="0in" svg:width="0.0161in" draw:z-index="57"><draw:text-box fo:min-height="0.052in"><text:p text:style-name="P15"><draw:frame draw:style-name="fr1" draw:name="Frame59" text:anchor-type="char" svg:width="0.0161in" draw:z-index="58"><draw:text-box fo:min-height="0.0161in"><text:p text:style-name="P15"><draw:frame draw:style-name="fr1" draw:name="Frame60" text:anchor-type="char" svg:width="0.0161in" draw:z-index="59"><draw:text-box fo:min-height="0.0161in"><text:p text:style-name="P15"/></draw:text-box></draw:frame></text:p></draw:text-box></draw:frame></text:p></draw:text-box></draw:frame><draw:frame draw:style-name="fr2" draw:name="Frame50" text:anchor-type="char" svg:x="0in" svg:width="0.052in" draw:z-index="49"><draw:text-box fo:min-height="0.052in"><draw:frame draw:style-name="fr4" draw:name="Frame56" text:anchor-type="frame" svg:x="0in" svg:y="0in" svg:width="0.1457in" draw:z-index="50"><draw:text-box fo:min-height="0.2083in"><text:p text:style-name="P15"/></draw:text-box></draw:frame><draw:frame draw:style-name="fr4" draw:name="Frame51" text:anchor-type="frame" svg:x="0in" svg:y="0in" svg:width="174762.5in" draw:z-index="51"><draw:text-box fo:min-height="174762.5in"><text:p text:style-name="P15"><draw:frame draw:style-name="fr1" draw:name="Frame52" text:anchor-type="char" svg:width="0.5in" draw:z-index="53"><draw:text-box fo:min-height="0.0161in"><text:p text:style-name="P15"/></draw:text-box></draw:frame><draw:frame draw:style-name="fr1" draw:name="Frame53" text:anchor-type="char" svg:width="0.5in" draw:z-index="52"><draw:text-box fo:min-height="0.3126in"><text:p text:style-name="P15"/></draw:text-box></draw:frame></text:p></draw:text-box></draw:frame><text:p text:style-name="P15"><draw:frame draw:style-name="fr2" draw:name="Frame54" text:anchor-type="char" svg:x="0in" svg:width="0.0161in" draw:z-index="54"><draw:text-box fo:min-height="0.1252in"><draw:frame draw:style-name="fr4" draw:name="Frame55" text:anchor-type="frame" svg:x="0in" svg:y="0in" svg:width="0.2083in" draw:z-index="55"><draw:text-box fo:min-height="0.1252in"><text:p text:style-name="P15"/></draw:text-box></draw:frame><text:p text:style-name="P15"/></draw:text-box></draw:frame></text:p></draw:text-box></draw:frame><draw:frame draw:style-name="fr1" draw:name="Frame49" text:anchor-type="char" svg:width="0.0161in" draw:z-index="48"><draw:text-box fo:min-height="0.3126in"><text:p text:style-name="P15"/></draw:text-box></draw:frame></text:p>
            </text:list-item>
          </text:list>
        </text:list-item>
        <text:list-item>
          <text:p text:style-name="P33">Análise Financeira:</text:p>
          <text:list>
            <text:list-item>
              <text:p text:style-name="P27"><text:span text:style-name="T8">Pergunta:</text:span> Como se distribui o valor semestral do financiamento?</text:p>
            </text:list-item>
            <text:list-item>
              <text:p text:style-name="P38"><text:span text:style-name="T7">Abordagem </text:span><text:span text:style-name="Source_20_Text"><text:span text:style-name="T7">pandas</text:span></text:span><text:span text:style-name="T7">:</text:span></text:p>
              <text:p text:style-name="P27">Python</text:p>
              <text:p text:style-name="P8"><text:span text:style-name="Source_20_Text"><text:span text:style-name="T3"># Visualizar a distribuição do valor do financiamento</text:span></text:span></text:p>
              <text:p text:style-name="P8"><text:soft-page-break/><text:span text:style-name="Source_20_Text"><text:span text:style-name="T3">plt.figure(figsize=(10, 6))</text:span></text:span></text:p>
              <text:p text:style-name="P8"><text:span text:style-name="Source_20_Text"><text:span text:style-name="T3">sns.histplot(df, bins=50, kde=True)</text:span></text:span></text:p>
              <text:p text:style-name="P8"><text:span text:style-name="Source_20_Text"><text:span text:style-name="T3">plt.title('Distribuição do Valor Semestral Financiado pelo FIES')</text:span></text:span></text:p>
              <text:p text:style-name="P8"><text:span text:style-name="Source_20_Text"><text:span text:style-name="T3">plt.xlabel('Valor do Financiamento (R$)')</text:span></text:span></text:p>
              <text:p text:style-name="P8"><text:span text:style-name="Source_20_Text"><text:span text:style-name="T3">plt.ylabel('Frequência')</text:span></text:span></text:p>
              <text:p text:style-name="P9"><text:span text:style-name="Source_20_Text"><text:span text:style-name="T3">plt.show()</text:span></text:span></text:p>
            </text:list-item>
            <text:list-item>
              <text:p text:style-name="P38"><draw:frame draw:style-name="fr2" draw:name="Frame70" text:anchor-type="char" svg:x="0in" svg:width="0.0161in" draw:z-index="69"><draw:text-box fo:min-height="0.052in"><text:p text:style-name="P15"><draw:frame draw:style-name="fr1" draw:name="Frame71" text:anchor-type="char" svg:width="0.0161in" draw:z-index="70"><draw:text-box fo:min-height="0.0161in"><text:p text:style-name="P15"><draw:frame draw:style-name="fr1" draw:name="Frame72" text:anchor-type="char" svg:width="0.0161in" draw:z-index="71"><draw:text-box fo:min-height="0.0161in"><text:p text:style-name="P15"/></draw:text-box></draw:frame></text:p></draw:text-box></draw:frame></text:p></draw:text-box></draw:frame><draw:frame draw:style-name="fr2" draw:name="Frame62" text:anchor-type="char" svg:x="0in" svg:width="0.052in" draw:z-index="61"><draw:text-box fo:min-height="0.052in"><draw:frame draw:style-name="fr4" draw:name="Frame68" text:anchor-type="frame" svg:x="0in" svg:y="0in" svg:width="0.1457in" draw:z-index="62"><draw:text-box fo:min-height="0.2083in"><text:p text:style-name="P15"/></draw:text-box></draw:frame><draw:frame draw:style-name="fr4" draw:name="Frame63" text:anchor-type="frame" svg:x="0in" svg:y="0in" svg:width="174762.5in" draw:z-index="63"><draw:text-box fo:min-height="174762.5in"><text:p text:style-name="P15"><draw:frame draw:style-name="fr1" draw:name="Frame64" text:anchor-type="char" svg:width="0.5in" draw:z-index="65"><draw:text-box fo:min-height="0.0161in"><text:p text:style-name="P15"/></draw:text-box></draw:frame><draw:frame draw:style-name="fr1" draw:name="Frame65" text:anchor-type="char" svg:width="0.5in" draw:z-index="64"><draw:text-box fo:min-height="0.3126in"><text:p text:style-name="P15"/></draw:text-box></draw:frame></text:p></draw:text-box></draw:frame><text:p text:style-name="P15"><draw:frame draw:style-name="fr2" draw:name="Frame66" text:anchor-type="char" svg:x="0in" svg:width="0.0161in" draw:z-index="66"><draw:text-box fo:min-height="0.1252in"><draw:frame draw:style-name="fr4" draw:name="Frame67" text:anchor-type="frame" svg:x="0in" svg:y="0in" svg:width="0.2083in" draw:z-index="67"><draw:text-box fo:min-height="0.1252in"><text:p text:style-name="P15"/></draw:text-box></draw:frame><text:p text:style-name="P15"/></draw:text-box></draw:frame></text:p></draw:text-box></draw:frame><draw:frame draw:style-name="fr1" draw:name="Frame61" text:anchor-type="char" svg:width="0.0161in" draw:z-index="60"><draw:text-box fo:min-height="0.3126in"><text:p text:style-name="P15"/></draw:text-box></draw:frame><text:span text:style-name="T7">Pergunta:</text:span><text:span text:style-name="T3"> Qual a correlação entre o número de semestres financiados e o valor total do financiamento? (Assumindo que </text:span><text:span text:style-name="Source_20_Text"><text:span text:style-name="T3">VL_TOTAL_FINANCIAMENTO</text:span></text:span><text:span text:style-name="T3"> e </text:span><text:span text:style-name="Source_20_Text"><text:span text:style-name="T3">QT_SEMESTRE_FINANCIAMENTO</text:span></text:span><text:span text:style-name="T3"> existam).</text:span></text:p>
            </text:list-item>
            <text:list-item>
              <text:p text:style-name="P38"><text:span text:style-name="T7">Abordagem </text:span><text:span text:style-name="Source_20_Text"><text:span text:style-name="T7">pandas</text:span></text:span><text:span text:style-name="T7">:</text:span></text:p>
              <text:p text:style-name="P27">Python</text:p>
              <text:p text:style-name="P8"><text:span text:style-name="Source_20_Text"><text:span text:style-name="T3"># Criar um gráfico de dispersão para visualizar a correlação</text:span></text:span></text:p>
              <text:p text:style-name="P8"><text:span text:style-name="Source_20_Text"><text:span text:style-name="T3"># plt.figure(figsize=(10, 6))</text:span></text:span></text:p>
              <text:p text:style-name="P8"><text:span text:style-name="Source_20_Text"><text:span text:style-name="T3"># sns.scatterplot(data=df, x='QT_SEMESTRE_FINANCIAMENTO', y='VL_TOTAL_FINANCIAMENTO', alpha=0.5)</text:span></text:span></text:p>
              <text:p text:style-name="P8"><text:span text:style-name="Source_20_Text"><text:span text:style-name="T3"># plt.title('Valor Total vs. Duração do Financiamento')</text:span></text:span></text:p>
              <text:p text:style-name="P8"><text:span text:style-name="Source_20_Text"><text:span text:style-name="T3"># plt.xlabel('Quantidade de Semestres')</text:span></text:span></text:p>
              <text:p text:style-name="P8"><text:span text:style-name="Source_20_Text"><text:span text:style-name="T3"># plt.ylabel('Valor Total Financiado (R$)')</text:span></text:span></text:p>
              <text:p text:style-name="P8"><text:span text:style-name="Source_20_Text"><text:span text:style-name="T3"># plt.show()</text:span></text:span></text:p>
              <text:p text:style-name="P38"><draw:frame draw:style-name="fr2" draw:name="Frame82" text:anchor-type="char" svg:x="0in" svg:width="0.0161in" draw:z-index="81"><draw:text-box fo:min-height="0.052in"><text:p text:style-name="P15"><draw:frame draw:style-name="fr1" draw:name="Frame83" text:anchor-type="char" svg:width="0.0161in" draw:z-index="82"><draw:text-box fo:min-height="0.0161in"><text:p text:style-name="P15"><draw:frame draw:style-name="fr1" draw:name="Frame84" text:anchor-type="char" svg:width="0.0161in" draw:z-index="83"><draw:text-box fo:min-height="0.0161in"><text:p text:style-name="P15"/></draw:text-box></draw:frame></text:p></draw:text-box></draw:frame></text:p></draw:text-box></draw:frame><draw:frame draw:style-name="fr2" draw:name="Frame74" text:anchor-type="char" svg:x="0in" svg:width="0.052in" draw:z-index="73"><draw:text-box fo:min-height="0.052in"><draw:frame draw:style-name="fr4" draw:name="Frame80" text:anchor-type="frame" svg:x="0in" svg:y="0in" svg:width="0.1457in" draw:z-index="74"><draw:text-box fo:min-height="0.2083in"><text:p text:style-name="P15"/></draw:text-box></draw:frame><draw:frame draw:style-name="fr4" draw:name="Frame75" text:anchor-type="frame" svg:x="0in" svg:y="0in" svg:width="174762.5in" draw:z-index="75"><draw:text-box fo:min-height="174762.5in"><text:p text:style-name="P15"><draw:frame draw:style-name="fr1" draw:name="Frame76" text:anchor-type="char" svg:width="0.5in" draw:z-index="77"><draw:text-box fo:min-height="0.0161in"><text:p text:style-name="P15"/></draw:text-box></draw:frame><draw:frame draw:style-name="fr1" draw:name="Frame77" text:anchor-type="char" svg:width="0.5in" draw:z-index="76"><draw:text-box fo:min-height="0.3126in"><text:p text:style-name="P15"/></draw:text-box></draw:frame></text:p></draw:text-box></draw:frame><text:p text:style-name="P15"><draw:frame draw:style-name="fr2" draw:name="Frame78" text:anchor-type="char" svg:x="0in" svg:width="0.0161in" draw:z-index="78"><draw:text-box fo:min-height="0.1252in"><draw:frame draw:style-name="fr4" draw:name="Frame79" text:anchor-type="frame" svg:x="0in" svg:y="0in" svg:width="0.2083in" draw:z-index="79"><draw:text-box fo:min-height="0.1252in"><text:p text:style-name="P15"/></draw:text-box></draw:frame><text:p text:style-name="P15"/></draw:text-box></draw:frame></text:p></draw:text-box></draw:frame><draw:frame draw:style-name="fr1" draw:name="Frame73" text:anchor-type="char" svg:width="0.0161in" draw:z-index="72"><draw:text-box fo:min-height="0.3126in"><text:p text:style-name="P15"/></draw:text-box></draw:frame></text:p>
            </text:list-item>
          </text:list>
        </text:list-item>
      </text:list>
      <text:p text:style-name="P16">Este framework prático demonstra que, apesar da falta de documentação e exemplos diretos, é inteiramente possível conduzir uma análise rica e detalhada dos microdados do FIES. A chave é uma abordagem sistemática de limpeza e exploração de dados, combinada com a formulação de perguntas de pesquisa relevantes inspiradas em análises socioeconômicas bem-sucedidas.</text:p>
      <text:h text:style-name="P2" text:outline-level="2">Parte V: Avaliação Estratégica e Direções Futuras</text:h>
      <text:p text:style-name="P16">A seção final oferece uma perspectiva estratégica de alto nível sobre o trabalho com os dados do FIES. Ela sintetiza os desafios e as oportunidades identificados ao longo do relatório e propõe direções concretas para pesquisas futuras, inovadoras e de alto impacto.</text:p>
      <text:h text:style-name="P4" text:outline-level="3">5.1. Resumo dos Desafios de Dados e Estratégias de Mitigação</text:h>
      <text:p text:style-name="P16">A análise do ecossistema de dados do FIES revela obstáculos recorrentes que exigem estratégias proativas por parte do pesquisador.</text:p>
      <text:list text:style-name="L12">
        <text:list-item>
          <text:p text:style-name="P39"><text:span text:style-name="T4">Fragmentação dos Dados:</text:span><text:span text:style-name="T3"> A informação não está centralizada. Os dados estão dispersos entre o </text:span><text:span text:style-name="Source_20_Text"><text:span text:style-name="T3">dados.gov.br</text:span></text:span><text:span text:style-name="T3">, portais do FNDE e servidores FTP.</text:span><text:span text:style-name="T5">1</text:span></text:p>
          <text:list>
            <text:list-item>
              <text:p text:style-name="P28"><text:soft-page-break/><text:span text:style-name="T1">Estratégia de Mitigação:</text:span> Utilizar a Tabela 1 deste relatório como um guia mestre e ponto de partida consolidado. Realizar buscas ativas na literatura acadêmica por citações de fontes de dados não convencionais.</text:p>
            </text:list-item>
          </text:list>
        </text:list-item>
        <text:list-item>
          <text:p text:style-name="P28"><text:span text:style-name="T1">Escassez de Metadados:</text:span> A ausência de dicionários de dados formais é o maior desafio técnico.<text:span text:style-name="T2">1</text:span></text:p>
          <text:list>
            <text:list-item>
              <text:p text:style-name="P28"><text:span text:style-name="T1">Estratégia de Mitigação:</text:span> Realizar a "engenharia reversa" do significado das variáveis, utilizando os Planos de Dados Abertos do FNDE como um proxy.<text:span text:style-name="T2">25</text:span> Executar uma validação cruzada extensiva, comparando estatísticas agregadas geradas a partir dos microdados com os números publicados nos relatórios de gestão oficiais para garantir a integridade e a correta interpretação dos dados.</text:p>
            </text:list-item>
          </text:list>
        </text:list-item>
        <text:list-item>
          <text:p text:style-name="P28"><text:span text:style-name="T1">Lacunas nos Dados:</text:span> A dificuldade em localizar microdados publicamente acessíveis para 2020 e 2021 é uma barreira significativa para a análise longitudinal.<text:span text:style-name="T2">1</text:span></text:p>
          <text:list>
            <text:list-item>
              <text:p text:style-name="P28"><text:span text:style-name="T1">Estratégia de Mitigação:</text:span> Utilizar as estatísticas agregadas dos relatórios de gestão do FNDE como uma aproximação para esses anos.<text:span text:style-name="T2">12</text:span> Para pesquisas que necessitem impreterivelmente dos microdados, a única via pode ser a submissão de pedidos formais via Lei de Acesso à Informação (LAI), citando a política de dados abertos do governo.</text:p>
            </text:list-item>
          </text:list>
        </text:list-item>
        <text:list-item>
          <text:p text:style-name="P28"><text:span text:style-name="T1">Volatilidade da Política:</text:span> As regras e o contexto do programa mudaram drasticamente entre 2019 e 2021 devido à pandemia e a reformas contínuas.<text:span text:style-name="T2">20</text:span></text:p>
          <text:list>
            <text:list-item>
              <text:p text:style-name="P28"><text:span text:style-name="T1">Estratégia de Mitigação:</text:span> Contextualizar rigorosamente toda a análise dentro da linha do tempo política detalhada na Parte II deste relatório. Evitar comparações diretas ano a ano sem controlar ou, no mínimo, discutir explicitamente o impacto de eventos como a suspensão de pagamentos e os programas de renegociação.</text:p>
            </text:list-item>
          </text:list>
        </text:list-item>
      </text:list>
      <text:h text:style-name="P4" text:outline-level="3">5.2. Oportunidades para Pesquisas Inovadoras: O Caminho a Seguir</text:h>
      <text:p text:style-name="P16">Apesar dos desafios, os dados do FIES oferecem um vasto campo para pesquisas originais, especialmente através da vinculação com outras grandes bases de dados públicas brasileiras. Esta é a fronteira mais promissora para a geração de conhecimento.</text:p>
      <text:list text:style-name="L13">
        <text:list-item>
          <text:p text:style-name="P34">O Poder da Vinculação de Dados (Data Linkage):</text:p>
          <text:list>
            <text:list-item>
              <text:p text:style-name="P29"><text:span text:style-name="T1">FIES + Censo da Educação Superior:</text:span> A vinculação dos microdados do FIES com os microdados do Censo da Educação Superior (do INEP), <text:soft-page-break/>utilizando identificadores de estudantes e instituições, permitiria rastrear a trajetória acadêmica completa dos beneficiários. Seria possível responder a perguntas como: Qual a taxa de evasão de bolsistas FIES em comparação com não bolsistas nos mesmos cursos e instituições? Eles migram de curso com mais ou menos frequência?</text:p>
            </text:list-item>
            <text:list-item>
              <text:p text:style-name="P29"><text:span text:style-name="T1">FIES + RAIS/CAGED (Dados de Emprego):</text:span> A vinculação com bases de dados administrativos do mercado de trabalho formal, como a Relação Anual de Informações Sociais (RAIS) e o Cadastro Geral de Empregados e Desempregados (CAGED), através de um identificador individual anonimizado (como o CPF hasheado), é a chave para avaliar o impacto de longo prazo do programa. Isso permitiria a realização de estudos longitudinais para medir os resultados no mercado de trabalho: O FIES leva a salários mais altos? A taxas de emprego formal maiores? A uma inserção mais rápida no mercado de trabalho em áreas correlatas à formação? Esta análise abordaria diretamente a questão da eficácia do programa como ferramenta de mobilidade social.</text:p>
            </text:list-item>
            <text:list-item>
              <text:p text:style-name="P29"><text:span text:style-name="T1">FIES + Cadastro Único (CadÚnico):</text:span> A vinculação com os dados do Cadastro Único para Programas Sociais do Governo Federal permitiria entender a sobreposição entre os beneficiários do FIES e os de outras políticas sociais, como o Bolsa Família. Isso forneceria uma visão mais holística da rede de proteção social e do perfil de vulnerabilidade dos estudantes que recorrem ao financiamento.</text:p>
            </text:list-item>
          </text:list>
        </text:list-item>
        <text:list-item>
          <text:p text:style-name="P29"><text:span text:style-name="T1">Análise Longitudinal e Causal:</text:span> Com base na pesquisa acadêmica existente, o próximo passo é avançar para modelos de inferência causal mais robustos. A utilização de dados em painel (acompanhando os mesmos indivíduos ao longo do tempo) e técnicas econométricas avançadas, como Regressão com Descontinuidade (RDD) ou Diferenças em Diferenças (DID), se aplicável, poderia isolar de forma mais eficaz o verdadeiro impacto do FIES, separando-o de outros fatores de confusão que influenciam o sucesso acadêmico e profissional.</text:p>
        </text:list-item>
      </text:list>
      <text:h text:style-name="P4" text:outline-level="3">5.3. Recomendações Finais para o Analista de Dados</text:h>
      <text:p text:style-name="P16">Este relatório conclui com um conjunto de recomendações concisas e acionáveis para o pesquisador que embarca na análise dos dados do FIES.</text:p>
      <text:list text:style-name="L14">
        <text:list-item>
          <text:p text:style-name="P30"><text:span text:style-name="T1">Comece com 2019:</text:span> Inicie qualquer projeto analítico com os microdados de 2019. Eles são os mais acessíveis e documentados, permitindo o desenvolvimento e o teste de metodologias em um ambiente de dados mais <text:soft-page-break/>estável antes de enfrentar os anos posteriores, que são mais complexos e com dados mais escassos.</text:p>
        </text:list-item>
        <text:list-item>
          <text:p text:style-name="P30"><text:span text:style-name="T1">Incorpore o Contexto:</text:span> Não trate os dados como uma simples tabela de números. Incorpore cada análise no contexto político e econômico detalhado neste relatório. A narrativa por trás dos números é tão importante quanto os próprios números.</text:p>
        </text:list-item>
        <text:list-item>
          <text:p text:style-name="P30"><text:span text:style-name="T1">Valide, Valide, Valide:</text:span> Dada a falta de metadados, não presuma nada. Verifique a integridade dos dados comparando suas próprias estatísticas agregadas (médias, somas, contagens) com os valores publicados nos relatórios oficiais do FNDE. Qualquer discrepância significativa deve ser investigada antes de prosseguir.</text:p>
        </text:list-item>
        <text:list-item>
          <text:p text:style-name="P30"><text:span text:style-name="T1">Construa sobre o Trabalho Existente:</text:span> Utilize a literatura acadêmica não apenas como fonte de contexto, mas como um guia metodológico. Replicar a metodologia de um estudo publicado em um conjunto de dados mais recente é uma maneira poderosa e eficaz de iniciar uma nova linha de pesquisa.</text:p>
        </text:list-item>
        <text:list-item>
          <text:p text:style-name="P30"><text:span text:style-name="T1">Pense Além de um Único Conjunto de Dados:</text:span> As análises mais impactantes e inovadoras surgirão da vinculação dos dados do FIES a outras fontes. Planeje essa complexidade desde o início do projeto, pois a harmonização e a fusão de diferentes bases de dados são tarefas que exigem tempo e rigor metodológico.</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8:41:43.623343529</meta:creation-date>
    <dc:date>2025-09-15T18:41:51.418797481</dc:date>
    <meta:editing-duration>PT8S</meta:editing-duration>
    <meta:editing-cycles>1</meta:editing-cycles>
    <meta:document-statistic meta:table-count="3" meta:image-count="0" meta:object-count="0" meta:page-count="19" meta:paragraph-count="264" meta:word-count="5635" meta:character-count="37582" meta:non-whitespace-character-count="32318"/>
    <meta:generator>LibreOffice/24.2.7.2$Linux_X86_64 LibreOffice_project/420$Build-2</meta:generator>
  </office:meta>
</office:document-meta>
</file>